
<file path=META-INF/manifest.xml><?xml version="1.0" encoding="utf-8"?>
<manifest:manifest xmlns:manifest="urn:oasis:names:tc:opendocument:xmlns:manifest:1.0" manifest:version="1.2">
  <manifest:file-entry manifest:media-type="application/vnd.oasis.opendocument.presentation" manifest:full-path="/"/>
  <manifest:file-entry manifest:media-type="text/xml" manifest:full-path="content.xml"/>
  <manifest:file-entry manifest:media-type="text/xml" manifest:full-path="styles.xml"/>
  <manifest:file-entry manifest:media-type="text/xml" manifest:full-path="settings.xml"/>
  <manifest:file-entry manifest:media-type="image/png" manifest:full-path="Pictures/image1.png"/>
  <manifest:file-entry manifest:media-type="text/xml" manifest:full-path="meta.xml"/>
  <manifest:file-entry manifest:media-type="image/png" manifest:full-path="Thumbnails/thumbnail.png"/>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automatic-styles>
    <style:style style:name="T1" style:family="text">
      <style:text-properties fo:background-color="transparent" fo:color="#ffffff" fo:font-family="Source Sans Pro" fo:font-size="48.000000000000000pt" fo:font-variant="normal" fo:font-weight="630" fo:text-transform="none" style:font-family-generic="roman" style:font-pitch="variable" style:text-underline-color="font-color"/>
    </style:style>
    <style:style style:name="T2" style:family="text">
      <style:text-properties fo:font-style="italic"/>
    </style:style>
    <style:style style:name="T3" style:family="text">
      <style:text-properties fo:font-style="normal"/>
    </style:style>
    <style:style style:name="T4" style:family="text">
      <style:text-properties fo:font-style="italic" style:text-underline-style="solid" style:text-underline-type="single"/>
    </style:style>
    <style:style style:name="T5" style:family="text">
      <style:text-properties fo:font-style="normal" fo:font-weight="bold"/>
    </style:style>
    <style:style style:name="T6" style:family="text">
      <style:text-properties fo:font-style="italic" fo:font-weight="bold" style:text-underline-style="solid" style:text-underline-type="single"/>
    </style:style>
    <style:style style:name="T7" style:family="text">
      <style:text-properties fo:font-weight="bold"/>
    </style:style>
    <style:style style:name="T8" style:family="text">
      <style:text-properties fo:font-style="normal" fo:font-weight="bold" style:text-underline-style="solid" style:text-underline-type="single"/>
    </style:style>
    <style:style style:name="T9" style:family="text">
      <style:text-properties fo:font-style="normal" fo:font-weight="normal"/>
    </style:style>
    <style:style style:name="T10" style:family="text">
      <style:text-properties fo:font-weight="normal"/>
    </style:style>
    <style:style style:name="T11" style:family="text">
      <style:text-properties fo:font-style="italic" fo:font-weight="normal"/>
    </style:style>
    <style:style style:name="T12" style:family="text">
      <style:text-properties fo:font-style="italic" fo:font-weight="bold"/>
    </style:style>
    <style:style style:name="T13" style:family="text">
      <style:text-properties fo:font-style="italic" fo:font-weight="normal" style:text-underline-style="solid" style:text-underline-type="single"/>
    </style:style>
    <style:style style:name="T14" style:family="text">
      <style:text-properties fo:font-size="10.000000000000000pt" fo:font-style="normal"/>
    </style:style>
    <style:style style:name="T15" style:family="text">
      <style:text-properties fo:font-size="10.000000000000000pt" fo:font-style="normal" fo:font-weight="bold"/>
    </style:style>
    <style:style style:name="T16" style:family="text">
      <style:text-properties fo:font-size="10.000000000000000pt"/>
    </style:style>
    <style:style style:name="P4" style:family="paragraph">
      <style:paragraph-properties fo:text-align="center"/>
      <style:text-properties fo:color="#000000" fo:font-family="Nimbus Sans L" fo:font-size="44.000000000000000pt" fo:font-style="normal" fo:font-weight="normal" fo:text-shadow="none" style:font-family-generic="roman" style:font-pitch="variable" style:font-relief="none" style:letter-kerning="true" style:text-emphasize="none" style:text-line-through-style="none" style:text-line-through-type="none" style:text-outline="false" style:text-underline-style="none" style:text-underline-type="none"/>
    </style:style>
    <style:style style:name="P5" style:family="paragraph">
      <style:paragraph-properties fo:text-align="center"/>
      <style:text-properties fo:color="#000000" fo:font-family="Nimbus Sans L" fo:font-size="32.000000000000000pt" fo:font-style="normal" fo:font-weight="normal" fo:text-shadow="none" style:font-family-generic="roman" style:font-pitch="variable" style:font-relief="none" style:letter-kerning="true" style:text-emphasize="none" style:text-line-through-style="none" style:text-line-through-type="none" style:text-outline="false" style:text-underline-style="none" style:text-underline-type="none"/>
    </style:style>
    <style:style style:name="P6" style:family="paragraph">
      <style:text-properties fo:color="#000000"/>
    </style:style>
    <style:style style:name="P7" style:family="paragraph">
      <style:text-properties fo:color="#000000" fo:font-style="italic"/>
    </style:style>
    <style:style style:name="P8" style:family="paragraph">
      <style:text-properties fo:color="#000000" fo:font-style="normal"/>
    </style:style>
    <style:style style:name="gr2" style:family="graphic">
      <style:graphic-properties draw:auto-grow-height="false" draw:fill="none" draw:stroke="none" draw:textarea-vertical-align="top" fo:margin="0.000000000000000pt" fo:padding="0.000000000000000pt" style:wrap="biggest" style:wrap-contour="true" style:wrap-contour-mode="full" style:wrap-dynamic-threshold="0.000000000000000pt"/>
    </style:style>
    <style:style style:name="gr3" style:family="graphic">
      <style:graphic-properties draw:auto-grow-height="false" draw:auto-grow-width="false" draw:color-mode="standard" draw:fill="none" draw:stroke="none" draw:textarea-horizontal-align="left" draw:textarea-vertical-align="top" fo:margin="0.000000000000000pt" style:protect="position size" style:wrap="biggest" style:wrap-contour="true" style:wrap-contour-mode="full" style:wrap-dynamic-threshold="0.000000000000000pt"/>
    </style:style>
    <style:style style:name="pr1" style:family="presentation">
      <style:graphic-properties draw:fill="none" draw:stroke="none" fo:margin="0.000000000000000pt" fo:padding="0.000000000000000pt" style:wrap="biggest" style:wrap-contour="false" style:wrap-dynamic-threshold="0.000000000000000pt"/>
    </style:style>
    <style:style style:name="pr2" style:family="presentation">
      <style:graphic-properties draw:fill="none" draw:stroke="none" fo:margin="0.000000000000000pt" fo:padding="0.000000000000000pt" style:protect="position size" style:wrap="biggest" style:wrap-contour="true" style:wrap-contour-mode="full" style:wrap-dynamic-threshold="0.000000000000000pt"/>
    </style:style>
    <style:style style:name="dp2" style:family="drawing-page">
      <style:drawing-page-properties draw:fill="bitmap" draw:fill-image-height="383.208333333333371pt" draw:fill-image-name="picture1" draw:fill-image-width="680.000000000000000pt" presentation:background-objects-visible="true" presentation:background-visible="true" presentation:display-date-time="false" presentation:display-footer="false" presentation:display-header="false" presentation:display-page-number="false" presentation:duration="PT0S" presentation:transition-speed="fast" presentation:transition-type="manual" smil:subtype="diagonalBottomLeft" smil:type="barnDoorWipe" style:repeat="no-repeat"/>
    </style:style>
    <style:style style:name="dp3" style:family="drawing-page">
      <style:drawing-page-properties presentation:background-objects-visible="true" presentation:background-visible="true" presentation:display-date-time="false" presentation:display-footer="false" presentation:display-header="false" presentation:display-page-number="false" presentation:duration="PT0S" presentation:transition-speed="fast" presentation:transition-type="manual" smil:subtype="top" smil:type="barnVeeWipe"/>
    </style:style>
    <style:style style:name="dp4" style:family="drawing-page">
      <style:drawing-page-properties presentation:background-objects-visible="true" presentation:background-visible="true" presentation:display-date-time="false" presentation:display-footer="false" presentation:display-header="false" presentation:display-page-number="false" presentation:duration="PT0S" presentation:transition-speed="fast" presentation:transition-type="manual" smil:subtype="horizontal" smil:type="BarnZigZagWipe"/>
    </style:style>
    <style:style style:name="dp5" style:family="drawing-page">
      <style:drawing-page-properties presentation:background-objects-visible="true" presentation:background-visible="true" presentation:display-date-time="false" presentation:display-footer="false" presentation:display-header="false" presentation:display-page-number="false" presentation:duration="PT0S" presentation:transition-speed="fast" presentation:transition-type="manual" smil:direction="reverse" smil:subtype="centerTop" smil:type="fanWipe"/>
    </style:style>
    <style:style style:name="dp6" style:family="drawing-page">
      <style:drawing-page-properties presentation:background-objects-visible="true" presentation:background-visible="true" presentation:display-date-time="false" presentation:display-footer="false" presentation:display-header="false" presentation:display-page-number="false" presentation:duration="PT0S" presentation:transition-speed="fast" presentation:transition-type="manual" smil:direction="reverse" smil:subtype="horizontal" smil:type="barnDoorWipe"/>
    </style:style>
    <style:style style:name="dp7" style:family="drawing-page">
      <style:drawing-page-properties presentation:background-objects-visible="true" presentation:background-visible="true" presentation:display-date-time="false" presentation:display-footer="false" presentation:display-header="false" presentation:display-page-number="false" presentation:duration="PT0S" presentation:transition-speed="fast" presentation:transition-type="manual" smil:subtype="diagonalBottomLeft" smil:type="barnDoorWipe"/>
    </style:style>
    <style:style style:name="dp8" style:family="drawing-page">
      <style:drawing-page-properties presentation:background-objects-visible="true" presentation:background-visible="true" presentation:display-date-time="false" presentation:display-footer="false" presentation:display-header="false" presentation:display-page-number="false" presentation:duration="PT0S" presentation:transition-speed="fast" presentation:transition-type="manual" smil:subtype="oppositeHorizontal" smil:type="doubleSweepWipe"/>
    </style:style>
    <style:style style:name="dp9" style:family="drawing-page">
      <style:drawing-page-properties presentation:background-objects-visible="true" presentation:background-visible="true" presentation:display-date-time="false" presentation:display-footer="false" presentation:display-header="false" presentation:display-page-number="false" presentation:duration="PT0S" presentation:transition-speed="fast" presentation:transition-type="manual" smil:subtype="circle" smil:type="ellipseWipe"/>
    </style:style>
    <style:style style:name="dp10" style:family="drawing-page">
      <style:drawing-page-properties presentation:background-objects-visible="true" presentation:background-visible="true" presentation:display-date-time="false" presentation:display-footer="false" presentation:display-header="false" presentation:display-page-number="false" presentation:duration="PT0S" presentation:transition-speed="fast" presentation:transition-type="manual" smil:subtype="fanInHorizontal" smil:type="doubleFanWipe"/>
    </style:style>
    <style:style style:name="dp11" style:family="drawing-page">
      <style:drawing-page-properties presentation:background-objects-visible="true" presentation:background-visible="true" presentation:display-date-time="false" presentation:display-footer="false" presentation:display-header="false" presentation:display-page-number="false" presentation:duration="PT0S" presentation:transition-speed="fast" presentation:transition-type="manual" smil:subtype="doubleBarnDoor" smil:type="miscDiagonalWipe"/>
    </style:style>
    <style:style style:name="dp12" style:family="drawing-page">
      <style:drawing-page-properties presentation:background-objects-visible="true" presentation:background-visible="true" presentation:display-date-time="false" presentation:display-footer="false" presentation:display-header="false" presentation:display-page-number="false" presentation:duration="PT0S" presentation:transition-speed="fast" presentation:transition-type="manual" smil:subtype="bottom" smil:type="saloonDoorWipe"/>
    </style:style>
    <style:style style:name="dp13" style:family="drawing-page">
      <style:drawing-page-properties presentation:background-objects-visible="true" presentation:background-visible="true" presentation:display-date-time="false" presentation:display-footer="false" presentation:display-header="false" presentation:display-page-number="false" presentation:duration="PT0S" presentation:transition-speed="fast" presentation:transition-type="manual" smil:direction="reverse" smil:subtype="horizontalRight" smil:type="waterfallWipe"/>
    </style:style>
    <style:style style:name="dp14" style:family="drawing-page">
      <style:drawing-page-properties presentation:background-objects-visible="true" presentation:background-visible="true" presentation:display-date-time="false" presentation:display-footer="false" presentation:display-header="false" presentation:display-page-number="false" presentation:duration="PT0S" presentation:transition-speed="fast" presentation:transition-type="manual" smil:subtype="horizontal" smil:type="windshieldWipe"/>
    </style:style>
    <style:style style:name="dp15" style:family="drawing-page">
      <style:drawing-page-properties presentation:background-objects-visible="true" presentation:background-visible="true" presentation:display-date-time="false" presentation:display-footer="false" presentation:display-header="false" presentation:display-page-number="false" presentation:duration="PT0S" presentation:transition-type="manual"/>
    </style:style>
    <style:style style:name="dp16" style:family="drawing-page">
      <style:drawing-page-properties presentation:background-objects-visible="true" presentation:background-visible="true" presentation:display-date-time="false" presentation:display-footer="false" presentation:display-header="false" presentation:display-page-number="false" presentation:duration="PT0S" presentation:transition-speed="fast" presentation:transition-type="manual" smil:direction="reverse" smil:subtype="topToBottom" smil:type="ZigZagWipe"/>
    </style:style>
    <style:style style:name="dp17" style:family="drawing-page">
      <style:drawing-page-properties presentation:background-objects-visible="true" presentation:background-visible="true" presentation:display-date-time="false" presentation:display-footer="false" presentation:display-header="false" presentation:display-page-number="false" presentation:duration="PT0S" presentation:transition-speed="fast" presentation:transition-type="manual" smil:subtype="horizontal" smil:type="RoundRect"/>
    </style:style>
  </office:automatic-styles>
  <office:body>
    <office:presentation>
      <draw:page draw:name="page1" draw:id="page1" xml:id="page1" draw:master-page-name="Default1" draw:style-name="dp2" presentation:presentation-page-layout-name="pl3">
        <draw:layer-set>
          <draw:layer draw:name=""/>
        </draw:layer-set>
        <draw:frame draw:style-name="gr2" xml:id="shape-5" draw:id="shape-5" draw:layer="" svg:width="612.00000000000pt" svg:height="122.99017136799pt" svg:x="34.00000000000pt" svg:y="144.03389830507pt" presentation:class="title">
          <draw:text-box>
            <text:p text:style-name="P4"><text:span text:style-name="T1">Responding to questions</text:span></text:p>
          </draw:text-box>
          <draw:glue-point draw:id="4" svg:x="0.50000000000pt" svg:y="0.50000000000pt" draw:align="center"/>
        </draw:frame>
        <draw:frame draw:style-name="gr2" xml:id="shape-6" draw:id="shape-6" draw:layer="" svg:width="612.00000000000pt" svg:height="68.77542372880pt" svg:x="34.00000000000pt" svg:y="224.78389830507pt" presentation:class="subtitle">
          <draw:text-box>
            <text:p text:style-name="P5"/>
          </draw:text-box>
          <draw:glue-point draw:id="4" svg:x="0.50000000000pt" svg:y="0.50000000000pt" draw:align="center"/>
        </draw:frame>
        <anim:par presentation:node-type="timing-root">
          <anim:par smil:begin="page1.begin">
            <anim:transitionFilter smil:dur="2.00000000000" smil:type="barnDoorWipe" smil:subtype="diagonalBottomLeft"/>
          </anim:par>
        </anim:par>
        <presentation:notes>
          <draw:frame presentation:style-name="pr1" xml:id="shape-7" draw:id="shape-7" draw:layer="" svg:width="489.57000000000pt" svg:height="356.37000000000pt" svg:x="62.22000000000pt" svg:y="374.46000000000pt" presentation:class="notes">
            <draw:text-box>
              <text:p text:style-name="P6"/>
            </draw:text-box>
            <draw:glue-point draw:id="4" svg:x="0.50000000000pt" svg:y="0.50000000000pt" draw:align="center"/>
            <draw:glue-point draw:id="5" svg:x="0.50000000000pt" svg:y="0.50000000000pt" draw:align="center"/>
          </draw:frame>
          <draw:page-thumbnail draw:style-name="gr3" xml:id="shape-8" draw:id="shape-8" draw:layer="" svg:width="396.28000000000pt" svg:height="296.96000000000pt" svg:x="108.00000000000pt" svg:y="60.18000000000pt" presentation:class="page" draw:page-number="1"/>
        </presentation:notes>
      </draw:page>
      <draw:page draw:name="page2" draw:id="page2" xml:id="page2" draw:master-page-name="Default1" draw:style-name="dp3">
        <draw:layer-set>
          <draw:layer draw:name=""/>
        </draw:layer-set>
        <draw:frame draw:style-name="gr2" xml:id="shape-9" draw:id="shape-9" draw:layer="" svg:width="666.64433592236pt" svg:height="414.26296468040pt" svg:x="7.62873386659pt" svg:y="4.92007206893pt">
          <draw:text-box>
            <text:p text:style-name="P6">Along the path to Torah observance and rejecting Paul - I came across many Christians that now want either nothing to do with me, or to send me "corrections" on why I'm wrong, why I'm in danger.</text:p>
            <text:p text:style-name="P6"/>
            <text:p text:style-name="P6">Before dealing with the questions, the notations and problems given to me in a heap - let's find out the<text:s/><text:span text:style-name="T2">nature</text:span><text:span text:style-name="T3"><text:s/>of God, the truth of all Prophecy.</text:span></text:p>
            <text:p text:style-name="P6"/>
            <text:p text:style-name="P6"><text:span text:style-name="T3">1) God is perfect, and does not change. He tells us in prophecy of the Messiah that we should, "remember the law of Moses." (Mal 4:4)<text:s/></text:span></text:p>
            <text:p text:style-name="P6"/>
            <text:p text:style-name="P6"><text:span text:style-name="T3">2) Because God is perfect, the tablets he created are perfectly holy and just and good. (Psalm 19:7) I used to teach<text:s/></text:span><text:span text:style-name="T4">from Paul</text:span><text:span text:style-name="T3"> - that he taught the same thing.</text:span></text:p>
            <text:p text:style-name="P6"/>
            <text:p text:style-name="P6"><text:span text:style-name="T3">[Rom 7:12 KJV] Wherefore the law [is] holy, and the commandment holy, and just, and good.</text:span></text:p>
            <text:p text:style-name="P6"/>
            <text:p text:style-name="P6">3) The problem is one of sin, and we have to understand what sin is. Sin is not thinking the wrong things about God, or not trusting in the cross. Not even the New Testament defines sin that way. Sin is transgression of the law.</text:p>
            <text:p text:style-name="P6"/>
            <text:p text:style-name="P6">[1Jo 3:4 KJV] Whosoever committeth sin transgresseth also the law: for sin is the transgression of the law.</text:p>
            <text:p text:style-name="P6"/>
            <text:p text:style-name="P6">4) Because sin is transgression of the law, and even Paul in Acts (who teaches Torah) tells us, "I taught them to repent, and produce deeds worthy of repentance" we need a<text:s/><text:span text:style-name="T2">definition</text:span><text:span text:style-name="T3"> for what is<text:s/></text:span><text:span text:style-name="T2">worthy of repentance</text:span><text:span text:style-name="T3">. When Paul spoke those words (Acts 26:20) there was no "New Testament", there was only the law of Moses (Torah) the history books (Prophets) and the other writings. Those were there scripture, and even Paul<text:s/></text:span><text:span text:style-name="T2">tells you that.</text:span><text:span text:style-name="T3"><text:s/></text:span></text:p>
            <text:p text:style-name="P6"/>
            <text:p text:style-name="P6"><text:span text:style-name="T3">[Act 24:14 KJV] 14 But this I confess unto thee, that after the way which they call heresy, so worship I the God of my fathers,<text:s/></text:span><text:span text:style-name="T5">believing<text:s/></text:span><text:span text:style-name="T6">all things</text:span><text:span text:style-name="T5"><text:s/>which are written in the law and in the prophets</text:span><text:span text:style-name="T3">:</text:span></text:p>
          </draw:text-box>
          <draw:glue-point draw:id="4" svg:x="0.50000000000pt" svg:y="0.50000000000pt" draw:align="center"/>
        </draw:frame>
        <anim:par presentation:node-type="timing-root">
          <anim:par smil:begin="page2.begin">
            <anim:transitionFilter smil:dur="2.00000000000" smil:type="barnVeeWipe" smil:subtype="top"/>
          </anim:par>
        </anim:par>
        <presentation:notes>
          <draw:frame presentation:style-name="pr2" xml:id="shape-10" draw:id="shape-10" draw:layer="" svg:width="489.57000000000pt" svg:height="356.37000000000pt" svg:x="62.22000000000pt" svg:y="374.46000000000pt" presentation:class="notes">
            <draw:text-box>
              <text:p text:style-name="P6"/>
            </draw:text-box>
            <draw:glue-point draw:id="4" svg:x="0.50000000000pt" svg:y="0.50000000000pt" draw:align="center"/>
          </draw:frame>
          <draw:page-thumbnail draw:style-name="gr3" xml:id="shape-11" draw:id="shape-11" draw:layer="" svg:width="396.28000000000pt" svg:height="296.96000000000pt" svg:x="108.00000000000pt" svg:y="60.18000000000pt" presentation:class="page" draw:page-number="2"/>
        </presentation:notes>
      </draw:page>
      <draw:page draw:name="page3" draw:id="page3" xml:id="page3" draw:master-page-name="Default1" draw:style-name="dp4">
        <draw:layer-set>
          <draw:layer draw:name=""/>
        </draw:layer-set>
        <draw:frame draw:style-name="gr2" xml:id="shape-12" draw:id="shape-12" draw:layer="" svg:width="658.66684740541pt" svg:height="413.39009149738pt" svg:x="11.13095864601pt" svg:y="4.79844219917pt">
          <draw:text-box>
            <text:p text:style-name="P6">Now we know the following;</text:p>
            <text:p text:style-name="P6"/>
            <text:p text:style-name="P6">God doesn't change, his law is eternal* - the problem wasn't the law being impossible and this is something Christians also fail to grasp. Even your New Testament records that it's POSSIBLE and REQUIRED for salvation.</text:p>
            <text:p text:style-name="P6"/>
            <text:p text:style-name="P6">1) John's parents completely upheld the Torah.</text:p>
            <text:p text:style-name="P6"/>
            <text:p text:style-name="P6">[Luk 1:5-6 KJV] There was in the days of Herod, the king of Judaea, a certain priest named Zacharias, of the course of Abia: and his wife [was] of the daughters of Aaron, and her name [was] Elisabeth. 6 And they were both righteous before God, walking in all the commandments and ordinances of the Lord blameless.</text:p>
            <text:p text:style-name="P6"/>
            <text:p text:style-name="P6">It wasn't impossible. They did it because they<text:s/><text:span text:style-name="T2">love God.</text:span></text:p>
            <text:p text:style-name="P6"/>
            <text:p text:style-name="P6"><text:span text:style-name="T3">2) Jesus (repeatedly) tells us we must complete them to enter life.</text:span></text:p>
            <text:p text:style-name="P6"/>
            <text:p text:style-name="P6">[Mat 19:17 NASB] And He said to him, "Why are you asking Me about what is good? There is [only] One who is good; but<text:s/><text:span text:style-name="T7">if you wish to enter into life, keep the commandments</text:span>."</text:p>
            <text:p text:style-name="P6"/>
            <text:p text:style-name="P6">This is but<text:s/><text:span text:style-name="T2">ONE</text:span><text:span text:style-name="T3"><text:s/>example of where he explicitly says, "</text:span><text:span text:style-name="T5">enter life, keep the commandments.</text:span><text:span text:style-name="T3">" Remember treatise 1. God changes not, Torah is perfect. (saving the soul)</text:span></text:p>
            <text:p text:style-name="P6"/>
            <text:p text:style-name="P6"><text:span text:style-name="T3">3) The lawless are forsaking God - and God forsakes the lawless.</text:span></text:p>
            <text:p text:style-name="P6"/>
            <text:p text:style-name="P6"><text:span text:style-name="T3">[Pro 28:9 NKJV] One who turns away his ear from hearing the law, Even his prayer [is] an abomination.</text:span></text:p>
            <text:p text:style-name="P6"/>
            <text:p text:style-name="P6">What spirit is hearing your prayers, if you turned your ear away from the law? He says your prayer are abominabl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How did Abel know to sacrifice a sheep? How did Cain get convicted of murder? How did Noah know what is clean and unclean? How did they KNOW the Sabbath is important (Ex 16) before Yah gave the tablets?)<text:s/></text:p>
          </draw:text-box>
          <draw:glue-point draw:id="4" svg:x="0.50000000000pt" svg:y="0.50000000000pt" draw:align="center"/>
        </draw:frame>
        <anim:par presentation:node-type="timing-root">
          <anim:par smil:begin="page3.begin">
            <anim:transitionFilter smil:dur="2.00000000000" smil:type="BarnZigZagWipe" smil:subtype="horizontal"/>
          </anim:par>
        </anim:par>
        <presentation:notes>
          <draw:frame presentation:style-name="pr2" xml:id="shape-13" draw:id="shape-13" draw:layer="" svg:width="489.57000000000pt" svg:height="356.37000000000pt" svg:x="62.22000000000pt" svg:y="374.46000000000pt" presentation:class="notes">
            <draw:text-box>
              <text:p text:style-name="P6"/>
            </draw:text-box>
            <draw:glue-point draw:id="4" svg:x="0.50000000000pt" svg:y="0.50000000000pt" draw:align="center"/>
          </draw:frame>
          <draw:page-thumbnail draw:style-name="gr3" xml:id="shape-14" draw:id="shape-14" draw:layer="" svg:width="396.28000000000pt" svg:height="296.96000000000pt" svg:x="108.00000000000pt" svg:y="60.18000000000pt" presentation:class="page" draw:page-number="3"/>
        </presentation:notes>
      </draw:page>
      <draw:page draw:name="page4" draw:id="page4" xml:id="page4" draw:master-page-name="Default1" draw:style-name="dp5">
        <draw:layer-set>
          <draw:layer draw:name=""/>
        </draw:layer-set>
        <draw:frame draw:style-name="gr2" xml:id="shape-15" draw:id="shape-15" draw:layer="" svg:width="667.61608965173pt" svg:height="411.76300500637pt" svg:x="8.11903603194pt" svg:y="6.40715003407pt">
          <draw:text-box>
            <text:p text:style-name="P6">"Doesn't Paul tell us these things in the law are types and shadows".</text:p>
            <text:p text:style-name="P6"/>
            <text:p text:style-name="P6">1) God doesn't change - he would not introduce a system to have it later replaced. IN fact he calls it an<text:s/><text:span text:style-name="T2">everlasting</text:span><text:span text:style-name="T3"><text:s/>covenant. It seems highly illogical to believe in a God who promises you everlasting life, that cannot uphold an<text:s/></text:span><text:span text:style-name="T2">everlasting covenant.</text:span></text:p>
            <text:p text:style-name="P6"/>
            <text:p text:style-name="P6"><text:span text:style-name="T3">2) Paul does call the Torah a shadow of the Christ (in Colossians and Hebrews) This is HIS OPINION. Notice some important words missing in his declaration, both times?</text:span></text:p>
            <text:p text:style-name="P6"/>
            <text:p text:style-name="P6"><text:span text:style-name="T3">[Mal 4:3-6 NKJV] You shall trample the wicked, For they shall be ashes under the soles of your feet On the day that I do [this]," Says Yah of hosts. "Remember the Law of Moses, My servant, Which I commanded him in Horeb for all Israel, [With the] statutes and judgments. Behold, I will send you Elijah the prophet Before the coming of the great and dreadful day of Yah. And he will turn The hearts of the fathers to the children, And the hearts of the children to their fathers, Lest I come and strike the earth with a curse."</text:span></text:p>
            <text:p text:style-name="P6"/>
            <text:p text:style-name="P6"><text:span text:style-name="T3">Malachi makes it<text:s/></text:span><text:span text:style-name="T2">very clear</text:span><text:span text:style-name="T3"> he is speaking for Yah.</text:span></text:p>
            <text:p text:style-name="P6"/>
            <text:p text:style-name="P6"><text:span text:style-name="T3">Who is Paul speaking for?</text:span></text:p>
            <text:p text:style-name="P6"/>
            <text:p text:style-name="P6"><text:span text:style-name="T3">[Col 2:16-17 NKJV] So let no one judge you in food or in drink, or regarding a festival or a new moon or sabbaths, which are a shadow of things to come, but the substance is of Christ.</text:span></text:p>
            <text:p text:style-name="P6"/>
            <text:p text:style-name="P6"><text:span text:style-name="T3">[Heb 8:4-5 NKJV] For if He were on earth, He would not be a priest, since there are priests who offer the gifts according to the law; who serve the copy and shadow of the heavenly things, as Moses was divinely instructed when he was about to make the tabernacle. For He said, "See [that] you make all things according to the pattern shown you on the mountain."</text:span></text:p>
            <text:p text:style-name="P6"/>
            <text:p text:style-name="P6"><text:span text:style-name="T3">Do you see a problem? Not only does it contradict the entire "Old Testament" - it tells you he's NOT SPEAKING FOR YAH.</text:span></text:p>
          </draw:text-box>
          <draw:glue-point draw:id="4" svg:x="0.50000000000pt" svg:y="0.50000000000pt" draw:align="center"/>
        </draw:frame>
        <anim:par presentation:node-type="timing-root">
          <anim:par smil:begin="page4.begin">
            <anim:transitionFilter smil:dur="2.00000000000" smil:type="fanWipe" smil:subtype="centerTop" smil:direction="reverse"/>
          </anim:par>
        </anim:par>
        <presentation:notes>
          <draw:frame presentation:style-name="pr2" xml:id="shape-16" draw:id="shape-16" draw:layer="" svg:width="489.57000000000pt" svg:height="356.37000000000pt" svg:x="62.22000000000pt" svg:y="374.46000000000pt" presentation:class="notes">
            <draw:text-box>
              <text:p text:style-name="P6"/>
            </draw:text-box>
            <draw:glue-point draw:id="4" svg:x="0.50000000000pt" svg:y="0.50000000000pt" draw:align="center"/>
          </draw:frame>
          <draw:page-thumbnail draw:style-name="gr3" xml:id="shape-17" draw:id="shape-17" draw:layer="" svg:width="396.28000000000pt" svg:height="296.96000000000pt" svg:x="108.00000000000pt" svg:y="60.18000000000pt" presentation:class="page" draw:page-number="4"/>
        </presentation:notes>
      </draw:page>
      <draw:page draw:name="page5" draw:id="page5" xml:id="page5" draw:master-page-name="Default1" draw:style-name="dp6">
        <draw:layer-set>
          <draw:layer draw:name=""/>
        </draw:layer-set>
        <draw:frame draw:style-name="gr2" xml:id="shape-18" draw:id="shape-18" draw:layer="" svg:width="667.59618346732pt" svg:height="421.30213038888pt" svg:x="6.12411297669pt" svg:y="3.91700513417pt">
          <draw:text-box>
            <text:p text:style-name="P6">[Psa 119:142 NKJV] Your righteousness [is] an everlasting righteousness, And Your law [is] truth.</text:p>
            <text:p text:style-name="P6"/>
            <text:p text:style-name="P6">The law is everlasting truth.</text:p>
            <text:p text:style-name="P6"/>
            <text:p text:style-name="P6"><text:span text:style-name="T2">"Doesn't our righteousness come from putting on Christ, after all - if we could obtain righteousness through the law, then Christ died in vain."</text:span></text:p>
            <text:p text:style-name="P6"/>
            <text:p text:style-name="P6">What Paul repeatedly does is sets up these logical fallacies. Because A is true, B is true. He is trying to convince the UNKNOWLEDGEABLE the UNSTABLE that righteousness clearly cannot ever be personally attained, so we have to rely on HIS righteousness to become OUR righteousness.</text:p>
            <text:p text:style-name="P6"/>
            <text:p text:style-name="P6">This is impossible, and not anywhere in the Old Testament.</text:p>
            <text:p text:style-name="P6"/>
            <text:p text:style-name="P6">[Deu 6:25 NKJV] 25 '<text:span text:style-name="T7">Then it will be righteousness for us, if we are careful to observe all these commandments before the LORD our God, as He has commanded us.</text:span>'</text:p>
            <text:p text:style-name="P6"/>
            <text:p text:style-name="P6">The other problem with Paul's logical fallacy?</text:p>
            <text:p text:style-name="P6"/>
            <text:p text:style-name="P6">Righteousness is<text:s/><text:span text:style-name="T2">ONLY<text:s/></text:span><text:span text:style-name="T3">attained through the law. Your belief in the passover offering doesn't change what you must do to<text:s/></text:span><text:span text:style-name="T2">receive</text:span><text:span text:style-name="T3"><text:s/>that offering.</text:span></text:p>
            <text:p text:style-name="P6"/>
            <text:p text:style-name="P6"><text:span text:style-name="T2">"The laws given to the Jews had nothing to do with personal righteousness"</text:span></text:p>
            <text:p text:style-name="P6"/>
            <text:p text:style-name="P6"><text:span text:style-name="T3">[Isa 42:21 NKJV] The LORD is well pleased for His righteousness' sake; He will exalt the law and make [it] honorable.</text:span></text:p>
            <text:p text:style-name="P6"/>
            <text:p text:style-name="P7"><text:span text:style-name="T3">[Isa 51:7 NKJV] "Listen to Me, you who know righteousness, You people in whose heart [is] My law: Do not fear the reproach of men, Nor be afraid of their insults.</text:span></text:p>
            <text:p text:style-name="P7"/>
            <text:p text:style-name="P7"><text:span text:style-name="T3">I'll be discussing these more in the next slide.</text:span></text:p>
          </draw:text-box>
          <draw:glue-point draw:id="4" svg:x="0.50000000000pt" svg:y="0.50000000000pt" draw:align="center"/>
        </draw:frame>
        <anim:par presentation:node-type="timing-root">
          <anim:par smil:begin="page5.begin">
            <anim:transitionFilter smil:dur="2.00000000000" smil:type="barnDoorWipe" smil:subtype="horizontal" smil:direction="reverse"/>
          </anim:par>
        </anim:par>
        <presentation:notes>
          <draw:frame presentation:style-name="pr2" xml:id="shape-19" draw:id="shape-19" draw:layer="" svg:width="489.57000000000pt" svg:height="356.37000000000pt" svg:x="62.22000000000pt" svg:y="374.46000000000pt" presentation:class="notes">
            <draw:text-box>
              <text:p text:style-name="P6"/>
            </draw:text-box>
            <draw:glue-point draw:id="4" svg:x="0.50000000000pt" svg:y="0.50000000000pt" draw:align="center"/>
          </draw:frame>
          <draw:page-thumbnail draw:style-name="gr3" xml:id="shape-20" draw:id="shape-20" draw:layer="" svg:width="396.28000000000pt" svg:height="296.96000000000pt" svg:x="108.00000000000pt" svg:y="60.18000000000pt" presentation:class="page" draw:page-number="5"/>
        </presentation:notes>
      </draw:page>
      <draw:page draw:name="page6" draw:id="page6" xml:id="page6" draw:master-page-name="Default1" draw:style-name="dp7">
        <draw:layer-set>
          <draw:layer draw:name=""/>
        </draw:layer-set>
        <draw:frame draw:style-name="gr2" xml:id="shape-21" draw:id="shape-21" draw:layer="" svg:width="671.19850774147pt" svg:height="426.74365530771pt" svg:x="2.18372868145pt" svg:y="2.32981596588pt">
          <draw:text-box>
            <text:p text:style-name="P6"><text:span text:style-name="T3">[Isa 42:21 NKJV] Yah is well pleased for His righteousness' sake;</text:span><text:span text:style-name="T5"><text:s/>He will exalt the law and make [it] honorable</text:span><text:span text:style-name="T3">.</text:span></text:p>
            <text:p text:style-name="P6"/>
            <text:p text:style-name="P7"><text:span text:style-name="T3">[Isa 51:7 NKJV] "Listen to Me, you who know righteousness,<text:s/></text:span><text:span text:style-name="T5">You people in whose heart [is] My law</text:span><text:span text:style-name="T3">: Do not fear the reproach of men, Nor be afraid of their insults.</text:span></text:p>
            <text:p text:style-name="P7"/>
            <text:p text:style-name="P7"><text:span text:style-name="T3">and adding this one, to speak on the importance of His law.</text:span></text:p>
            <text:p text:style-name="P7"/>
            <text:p text:style-name="P7"><text:span text:style-name="T3">[Isa 8:20 NKJV]<text:s/></text:span><text:span text:style-name="T5">To the law and to the testimony</text:span><text:span text:style-name="T3">! If they do not speak according to this word, [it is] because<text:s/></text:span><text:span text:style-name="T8">[there is] no light in them</text:span><text:span text:style-name="T3">.</text:span></text:p>
            <text:p text:style-name="P7"/>
            <text:p text:style-name="P7"><text:span text:style-name="T3">Isaiah one of the most verbose prophets outside of Moses makes it completely clear, Yah<text:s/></text:span>never<text:span text:style-name="T3"><text:s/>showed him a point in history when the "law would be done away with by the coming Messiah." No - he tells us that He will<text:s/></text:span>exalt<text:span text:style-name="T3"> the law and make it<text:s/></text:span><text:span text:style-name="T5">honorable.</text:span></text:p>
            <text:p text:style-name="P7"/>
            <text:p text:style-name="P7"><text:span text:style-name="T9">What is something Paul a pharisee did to the law?</text:span></text:p>
            <text:p text:style-name="P7"/>
            <text:p text:style-name="P7"><text:span text:style-name="T9">He dishonors it<text:s/></text:span><text:span text:style-name="T10">repeatedly</text:span><text:span text:style-name="T9">.<text:s/></text:span></text:p>
            <text:p text:style-name="P7"/>
            <text:p text:style-name="P7"><text:span text:style-name="T9">Like telling you the Sabbath is only a<text:s/></text:span><text:span text:style-name="T10">shadow</text:span><text:span text:style-name="T9"><text:s/>- it<text:s/></text:span><text:span text:style-name="T10">denigrates</text:span><text:span text:style-name="T9"> what is holy and every Prophet<text:s/></text:span><text:span text:style-name="T5">warns of this.</text:span></text:p>
            <text:p text:style-name="P7"/>
            <text:p text:style-name="P7"><text:span text:style-name="T9">[Eze 22:26 NKJV] "Her priests have violated My law and profaned My holy things; they have not distinguished between the holy and unholy,<text:s/></text:span><text:span text:style-name="T5">nor have they made known [the difference] between the unclean and the clean</text:span><text:span text:style-name="T9">; and<text:s/></text:span><text:span text:style-name="T5">they have hidden their eyes from My Sabbaths</text:span><text:span text:style-name="T9">, so that I am profaned among them.</text:span></text:p>
            <text:p text:style-name="P7"/>
            <text:p text:style-name="P7"><text:span text:style-name="T9">You can believe whatever you want about Jesus - if you profane His sabbaths (and Jesus calls himself Lord of the Sabbath) and do not distinguish between the clean and unclean? You're treading deadly water. Do the words of Ezekiel no longer apply, because Jesus says, "</text:span><text:span text:style-name="T5">I am your rest</text:span><text:span text:style-name="T9">"? no.</text:span></text:p>
            <text:p text:style-name="P7"/>
            <text:p text:style-name="P7"><text:span text:style-name="T9">You're twisting His words to support defiling the Sabbath.</text:span></text:p>
          </draw:text-box>
          <draw:glue-point draw:id="4" svg:x="0.50000000000pt" svg:y="0.50000000000pt" draw:align="center"/>
        </draw:frame>
        <anim:par presentation:node-type="timing-root">
          <anim:par smil:begin="page6.begin">
            <anim:transitionFilter smil:dur="2.00000000000" smil:type="barnDoorWipe" smil:subtype="diagonalBottomLeft"/>
          </anim:par>
        </anim:par>
        <presentation:notes>
          <draw:frame presentation:style-name="pr2" xml:id="shape-22" draw:id="shape-22" draw:layer="" svg:width="489.57000000000pt" svg:height="356.37000000000pt" svg:x="62.22000000000pt" svg:y="374.46000000000pt" presentation:class="notes">
            <draw:text-box>
              <text:p text:style-name="P6"/>
            </draw:text-box>
            <draw:glue-point draw:id="4" svg:x="0.50000000000pt" svg:y="0.50000000000pt" draw:align="center"/>
          </draw:frame>
          <draw:page-thumbnail draw:style-name="gr3" xml:id="shape-23" draw:id="shape-23" draw:layer="" svg:width="396.28000000000pt" svg:height="296.96000000000pt" svg:x="108.00000000000pt" svg:y="60.18000000000pt" presentation:class="page" draw:page-number="6"/>
        </presentation:notes>
      </draw:page>
      <draw:page draw:name="page7" draw:id="page7" xml:id="page7" draw:master-page-name="Default1" draw:style-name="dp4">
        <draw:layer-set>
          <draw:layer draw:name=""/>
        </draw:layer-set>
        <draw:frame draw:style-name="gr2" xml:id="shape-24" draw:id="shape-24" draw:layer="" svg:width="659.91289606541pt" svg:height="412.27769083178pt" svg:x="6.84217354839pt" svg:y="5.49921987560pt">
          <draw:text-box>
            <text:p text:style-name="P6">I am your rest - properly explained.</text:p>
            <text:p text:style-name="P6"/>
            <text:p text:style-name="P6">[Mat 11:28 KJV] Come unto me, all [ye] that labour and are heavy laden, and I will give you rest.</text:p>
            <text:p text:style-name="P6"/>
            <text:p text:style-name="P6">Apparently, from the same Messiah that told us he will never abolish the law (Matt 5:17-20) that the law is our path to life (Matt 19:17) means with this that we can, "throw off the yoke of the law and replace it with Christ."</text:p>
            <text:p text:style-name="P6"/>
            <text:p text:style-name="P6">[Mat 11:30 KJV] For my yoke [is] easy, and my burden is light.</text:p>
            <text:p text:style-name="P6"/>
            <text:p text:style-name="P6">is the "yoke" of Christ,<text:s/><text:span text:style-name="T2">lawlessness?</text:span><text:span text:style-name="T3"><text:s/>Now they're answer will be the same as the wolf - "We put on the law of Christ."</text:span></text:p>
            <text:p text:style-name="P6"/>
            <text:p text:style-name="P6"><text:span text:style-name="T3">There is<text:s/></text:span><text:span text:style-name="T2">NO SUCH THING</text:span><text:span text:style-name="T3"><text:s/>in scripture.</text:span></text:p>
            <text:p text:style-name="P6"/>
            <text:p text:style-name="P6"><text:span text:style-name="T3">Here's what<text:s/></text:span><text:span text:style-name="T2"><text:s/>I BELIEVE Jesus meant</text:span><text:span text:style-name="T3"><text:s/>- given that he so often commanded we continually guard the commandments.</text:span></text:p>
            <text:p text:style-name="P6"/>
            <text:p text:style-name="P6"><text:span text:style-name="T3">[Deu 30:11 KJV] For this commandment which I command thee this day, it [is] not hidden from thee, neither [is] it far off.</text:span></text:p>
            <text:p text:style-name="P6"/>
            <text:p text:style-name="P6"><text:span text:style-name="T3">He's telling you to throw off the yoke of the WORLD - not Torah.</text:span></text:p>
            <text:p text:style-name="P6"/>
            <text:p text:style-name="P6"><text:span text:style-name="T3">[Jos 24:14-15 KJV] Now therefore fear Yah, and serve him in sincerity and in truth: and put away the gods which your fathers served on the other side of the flood, and in Egypt; and serve Yah. 15 And if it seem evil unto you to serve Yah, choose you this day whom ye will serve; whether the gods which your fathers served that [were] on the other side of the flood, or the gods of the Amorites, in whose land ye dwell: but as for me and my house, we will serve Yah.</text:span></text:p>
          </draw:text-box>
          <draw:glue-point draw:id="4" svg:x="0.50000000000pt" svg:y="0.50000000000pt" draw:align="center"/>
        </draw:frame>
        <anim:par presentation:node-type="timing-root">
          <anim:par smil:begin="page7.begin">
            <anim:transitionFilter smil:dur="2.00000000000" smil:type="BarnZigZagWipe" smil:subtype="horizontal"/>
          </anim:par>
        </anim:par>
        <presentation:notes>
          <draw:frame presentation:style-name="pr2" xml:id="shape-25" draw:id="shape-25" draw:layer="" svg:width="489.57000000000pt" svg:height="356.37000000000pt" svg:x="62.22000000000pt" svg:y="374.46000000000pt" presentation:class="notes">
            <draw:text-box>
              <text:p text:style-name="P6"/>
            </draw:text-box>
            <draw:glue-point draw:id="4" svg:x="0.50000000000pt" svg:y="0.50000000000pt" draw:align="center"/>
          </draw:frame>
          <draw:page-thumbnail draw:style-name="gr3" xml:id="shape-26" draw:id="shape-26" draw:layer="" svg:width="396.28000000000pt" svg:height="296.96000000000pt" svg:x="108.00000000000pt" svg:y="60.18000000000pt" presentation:class="page" draw:page-number="7"/>
        </presentation:notes>
      </draw:page>
      <draw:page draw:name="page8" draw:id="page8" xml:id="page8" draw:master-page-name="Default1" draw:style-name="dp8">
        <draw:layer-set>
          <draw:layer draw:name=""/>
        </draw:layer-set>
        <draw:frame draw:style-name="gr2" xml:id="shape-27" draw:id="shape-27" draw:layer="" svg:width="671.16614618547pt" svg:height="410.16770643427pt" svg:x="4.73218915088pt" svg:y="4.09256361059pt">
          <draw:text-box>
            <text:p text:style-name="P6">How do I know my purpose in life? (someone who left Paul's teachings asked me this.)</text:p>
            <text:p text:style-name="P6"/>
            <text:p text:style-name="P6">Christianity through Paul is so hyper focused on his false doctrines of grace, that they don't actually know how to train up people to<text:s/><text:span text:style-name="T2">actually live</text:span><text:span text:style-name="T3">. One of the negative comments I've recently received, "the feasts and sabbaths are shadows of which obedience points to Jesus." and "It's now our job to live free of sin."</text:span></text:p>
            <text:p text:style-name="P6"/>
            <text:p text:style-name="P6"><text:span text:style-name="T3">If you fail in one, you fail in them all.</text:span></text:p>
            <text:p text:style-name="P6"/>
            <text:p text:style-name="P6"><text:span text:style-name="T3">[Jas 2:10 KJV] For whosoever shall keep the whole law, and yet offend in one [point], he is guilty of all.</text:span></text:p>
            <text:p text:style-name="P6"/>
            <text:p text:style-name="P6"><text:span text:style-name="T3">It's sad that Christians cling to the idea that, "It's impossible to do the law, see even James says if we fail in one, we are guilty of all."</text:span></text:p>
            <text:p text:style-name="P6"/>
            <text:p text:style-name="P6"><text:span text:style-name="T3">Amen.</text:span></text:p>
            <text:p text:style-name="P6"/>
            <text:p text:style-name="P6"><text:span text:style-name="T3">Now to bring it all together, what is your purpose in life?</text:span></text:p>
            <text:p text:style-name="P6"/>
            <text:p text:style-name="P6"><text:span text:style-name="T3">[Jas 1:21-27 NKJV] Therefore lay aside all filthiness and overflow of wickedness, and receive with meekness the implanted word, which is able to save your souls. But be<text:s/></text:span><text:span text:style-name="T5">doers of the word</text:span><text:span text:style-name="T3">, and not hearers only, deceiving yourselves. For if anyone is a hearer of the word and not a doer, he is like a man observing his natural face in a mirror; for he observes himself, goes away, and immediately forgets what kind of man he was. But he who looks into the perfect law of liberty and continues [in it], and is not a forgetful hearer but a doer of the work, this one will be blessed in what he does. If anyone among you thinks he is religious, and does not bridle his tongue but deceives his own heart, this one's religion [is] useless. Pure and undefiled religion before God the Father is this: to visit orphans and widows in their trouble, [and] to<text:s/></text:span><text:span text:style-name="T5">keep oneself unspotted from the world</text:span><text:span text:style-name="T3">.</text:span></text:p>
            <text:p text:style-name="P6"/>
            <text:p text:style-name="P6"><text:span text:style-name="T3">There is our purpose. meditate on Torah, guard the commandments, keep yourself separate from the world. Be a<text:s/></text:span><text:span text:style-name="T2">doer</text:span><text:span text:style-name="T3"><text:s/>of the word (Torah) not a hearer only deceiving yourself. That is the context of James 2:10.</text:span></text:p>
          </draw:text-box>
          <draw:glue-point draw:id="4" svg:x="0.50000000000pt" svg:y="0.50000000000pt" draw:align="center"/>
        </draw:frame>
        <anim:par presentation:node-type="timing-root">
          <anim:par smil:begin="page8.begin">
            <anim:transitionFilter smil:dur="2.00000000000" smil:type="doubleSweepWipe" smil:subtype="oppositeHorizontal"/>
          </anim:par>
        </anim:par>
        <presentation:notes>
          <draw:frame presentation:style-name="pr2" xml:id="shape-28" draw:id="shape-28" draw:layer="" svg:width="489.57000000000pt" svg:height="356.37000000000pt" svg:x="62.22000000000pt" svg:y="374.46000000000pt" presentation:class="notes">
            <draw:text-box>
              <text:p text:style-name="P6"/>
            </draw:text-box>
            <draw:glue-point draw:id="4" svg:x="0.50000000000pt" svg:y="0.50000000000pt" draw:align="center"/>
          </draw:frame>
          <draw:page-thumbnail draw:style-name="gr3" xml:id="shape-29" draw:id="shape-29" draw:layer="" svg:width="396.28000000000pt" svg:height="296.96000000000pt" svg:x="108.00000000000pt" svg:y="60.18000000000pt" presentation:class="page" draw:page-number="8"/>
        </presentation:notes>
      </draw:page>
      <draw:page draw:name="page9" draw:id="page9" xml:id="page9" draw:master-page-name="Default1" draw:style-name="dp7">
        <draw:layer-set>
          <draw:layer draw:name=""/>
        </draw:layer-set>
        <draw:frame draw:style-name="gr2" xml:id="shape-30" draw:id="shape-30" draw:layer="" svg:width="667.64950552295pt" svg:height="415.09100336180pt" svg:x="8.24882981340pt" svg:y="5.49921987560pt">
          <draw:text-box>
            <text:p text:style-name="P6">It then becomes highly irrational to, "skip the feasts" and to "skip the sabbaths" as "Jesus is our rest" (incorrect interpretation, even of NT scripture) and "they simply pointed to who Jesus is." They are<text:s/><text:span text:style-name="T2">far deeper</text:span><text:span text:style-name="T3"><text:s/>than that, and that's why the Prophets show all things continuing in perpetuity through the everlasting age.</text:span></text:p>
            <text:p text:style-name="P6"/>
            <text:p text:style-name="P6"><text:span text:style-name="T3">[Zec 14:1 KJV]Behold, the day of Yah cometh, and thy spoil shall be divided in the midst of thee.</text:span></text:p>
            <text:p text:style-name="P6"/>
            <text:p text:style-name="P6"><text:span text:style-name="T3">Many Prophets foresaw the final day, and the days that come<text:s/></text:span><text:span text:style-name="T2">after</text:span><text:span text:style-name="T3">. What they say is<text:s/></text:span><text:span text:style-name="T2">important</text:span><text:span text:style-name="T3"> to understand our role on Earth, and how to obey our King. (Jdg 21:23)</text:span></text:p>
            <text:p text:style-name="P6"/>
            <text:p text:style-name="P6"><text:span text:style-name="T3">[Zec 14:9, 16-19 KJV] Yah shall be king over all the earth: in that day shall there be one YAH, and his name one. ... And it shall come to pass, [that] every one that is left of all the nations which came against Jerusalem shall even go up from year to year to worship the King,YAH of hosts, and<text:s/></text:span><text:span text:style-name="T5">to keep the feast of tabernacles</text:span><text:span text:style-name="T3">. And it shall be, [that] whoso will not come up of [all] the families of the earth unto Jerusalem to worship the King, YAH of hosts, even upon them shall be no rain. And if the family of Egypt go not up, and come not, that [have] no [rain]; there shall be the plague, wherewith<text:s/></text:span><text:span text:style-name="T5">YAH will smite the<text:s/></text:span><text:span text:style-name="T8">heathen</text:span><text:span text:style-name="T5"><text:s/>that come not up to keep the feast of tabernacles</text:span><text:span text:style-name="T3">. This shall be the punishment of Egypt, and the punishment of all nations that come not up to keep the feast of tabernacles.</text:span></text:p>
            <text:p text:style-name="P6"/>
            <text:p text:style-name="P6"><text:span text:style-name="T3">Are you sure you want to "skip the feasts"? You see, this teaching of Christianity brings curses on people. When we refuse to hear the Torah, we bring curses on our flesh and our nation.</text:span></text:p>
            <text:p text:style-name="P6"/>
            <text:p text:style-name="P6">[Deu 29:18-21 KJV] there should be among you man, or woman, or family, or tribe, whose heart turneth away this day from Yah our God, to go [and] serve the gods of these nations; lest there should be among you a root that beareth gall and wormwood; And it come to pass,<text:span text:style-name="T7"><text:s/>when he heareth the words of this curse, that he bless himself in his heart, saying, I shall have peace, though I walk in the imagination of mine heart</text:span>, to add drunkenness to thirst: Yah will not spare him, but then the anger of Yah and his jealousy shall smoke against that man, and all the curses that are written in this book shall lie upon him, and Yah shall blot out his name from under heaven. Yah shall separate him unto evil out of all the tribes of Israel, according to all the curses of the covenant that are written in this book of the law:</text:p>
          </draw:text-box>
          <draw:glue-point draw:id="4" svg:x="0.50000000000pt" svg:y="0.50000000000pt" draw:align="center"/>
        </draw:frame>
        <anim:par presentation:node-type="timing-root">
          <anim:par smil:begin="page9.begin">
            <anim:transitionFilter smil:dur="2.00000000000" smil:type="barnDoorWipe" smil:subtype="diagonalBottomLeft"/>
          </anim:par>
        </anim:par>
        <presentation:notes>
          <draw:frame presentation:style-name="pr2" xml:id="shape-31" draw:id="shape-31" draw:layer="" svg:width="489.57000000000pt" svg:height="356.37000000000pt" svg:x="62.22000000000pt" svg:y="374.46000000000pt" presentation:class="notes">
            <draw:text-box>
              <text:p text:style-name="P6"/>
            </draw:text-box>
            <draw:glue-point draw:id="4" svg:x="0.50000000000pt" svg:y="0.50000000000pt" draw:align="center"/>
          </draw:frame>
          <draw:page-thumbnail draw:style-name="gr3" xml:id="shape-32" draw:id="shape-32" draw:layer="" svg:width="396.28000000000pt" svg:height="296.96000000000pt" svg:x="108.00000000000pt" svg:y="60.18000000000pt" presentation:class="page" draw:page-number="9"/>
        </presentation:notes>
      </draw:page>
      <draw:page draw:name="page10" draw:id="page10" xml:id="page10" draw:master-page-name="Default1" draw:style-name="dp9">
        <draw:layer-set>
          <draw:layer draw:name=""/>
        </draw:layer-set>
        <draw:frame draw:style-name="gr2" xml:id="shape-33" draw:id="shape-33" draw:layer="" svg:width="300.00000000000pt" svg:height="200.00000000000pt" svg:x="41.30525204109pt" svg:y="51.21554848836pt">
          <draw:text-box>
            <text:p text:style-name="P6"/>
          </draw:text-box>
          <draw:glue-point draw:id="4" svg:x="0.50000000000pt" svg:y="0.50000000000pt" draw:align="center"/>
        </draw:frame>
        <draw:frame draw:style-name="gr2" xml:id="shape-34" draw:id="shape-34" draw:layer="" svg:width="663.94175708379pt" svg:height="410.74362938234pt" svg:x="8.43993759005pt" svg:y="7.03328132504pt">
          <draw:text-box>
            <text:p text:style-name="P6"><text:span text:style-name="T7">when he heareth the words of this curse, that he bless himself in his heart, saying, I shall have peace, though I walk in the imagination of mine heart</text:span></text:p>
            <text:p text:style-name="P6"/>
            <text:p text:style-name="P6"><text:span text:style-name="T10">You shall have peace with God, even though you're essentially just doing whatever you want? Don't you know, he wants you to trust and obey all things?</text:span></text:p>
            <text:p text:style-name="P6"/>
            <text:p text:style-name="P6"><text:span text:style-name="T11">Say a person follows the 10 commandments and he never physically commits adultery, but he still lusts after another woman. According to Yeshua he still goes to Hell.</text:span></text:p>
            <text:p text:style-name="P6"/>
            <text:p text:style-name="P6"><text:span text:style-name="T9">Then he didn't actually obey the commands.</text:span></text:p>
            <text:p text:style-name="P6"/>
            <text:p text:style-name="P6"><text:span text:style-name="T9">[Exo 20:17 NKJV] "You shall not covet your neighbor's house; you shall not covet your neighbor's wife, nor his male servant, nor his female servant, nor his ox, nor his donkey, nor anything that [is] your neighbor's."</text:span></text:p>
            <text:p text:style-name="P6"/>
            <text:p text:style-name="P6"><text:span text:style-name="T9">[Lev 19:18 NKJV] 'You shall not take vengeance, nor bear any grudge against the children of your people, but you shall love your neighbor as yourself: I [am] Yah.</text:span></text:p>
            <text:p text:style-name="P6"/>
            <text:p text:style-name="P6"><text:span text:style-name="T9">Just two, there are many others - the second greatest sums it up however. If you are lusting in your heart for your neighbors wife, you don't love your neighbor as yourself, and you have broken the tenth commandment as well - lusting for something that belongs to your neighbor.</text:span></text:p>
            <text:p text:style-name="P6"/>
            <text:p text:style-name="P6"><text:span text:style-name="T9">Yeshua (Jesus) did not add to or take away from Torah. He repeatedly tells us this is the path of life.</text:span></text:p>
            <text:p text:style-name="P6"/>
            <text:p text:style-name="P6"><text:span text:style-name="T9">[Mat 19:17 NKJV] So He said to him, "Why do you call Me good? No one [is] good but One, [that is], God. But if you want to enter into life, keep the commandments."</text:span></text:p>
            <text:p text:style-name="P6"/>
            <text:p text:style-name="P6"><text:span text:style-name="T9">[Mat 15:3 NKJV] He answered and said to them, "Why do you also transgress the commandment of God because of your tradition?</text:span></text:p>
          </draw:text-box>
          <draw:glue-point draw:id="4" svg:x="0.50000000000pt" svg:y="0.50000000000pt" draw:align="center"/>
        </draw:frame>
        <anim:par presentation:node-type="timing-root">
          <anim:par smil:begin="page10.begin">
            <anim:transitionFilter smil:dur="2.00000000000" smil:type="ellipseWipe" smil:subtype="circle"/>
          </anim:par>
        </anim:par>
        <presentation:notes>
          <draw:frame presentation:style-name="pr2" xml:id="shape-35" draw:id="shape-35" draw:layer="" svg:width="489.57000000000pt" svg:height="356.37000000000pt" svg:x="62.22000000000pt" svg:y="374.46000000000pt" presentation:class="notes">
            <draw:text-box>
              <text:p text:style-name="P6"/>
            </draw:text-box>
            <draw:glue-point draw:id="4" svg:x="0.50000000000pt" svg:y="0.50000000000pt" draw:align="center"/>
          </draw:frame>
          <draw:page-thumbnail draw:style-name="gr3" xml:id="shape-36" draw:id="shape-36" draw:layer="" svg:width="396.28000000000pt" svg:height="296.96000000000pt" svg:x="108.00000000000pt" svg:y="60.18000000000pt" presentation:class="page" draw:page-number="10"/>
        </presentation:notes>
      </draw:page>
      <draw:page draw:name="page11" draw:id="page11" xml:id="page11" draw:master-page-name="Default1" draw:style-name="dp10">
        <draw:layer-set>
          <draw:layer draw:name=""/>
        </draw:layer-set>
        <draw:frame draw:style-name="gr2" xml:id="shape-37" draw:id="shape-37" draw:layer="" svg:width="664.13286486043pt" svg:height="410.87103456677pt" svg:x="7.54550168090pt" svg:y="5.49921987560pt">
          <draw:text-box>
            <text:p text:style-name="P6"><text:span text:style-name="T2">Maybe we never physically murder anyone, but Yeshua says hatred towards our brother makes us guilty of murder and we still go to Hell?</text:span></text:p>
            <text:p text:style-name="P6"/>
            <text:p text:style-name="P6">Again, if he murdered someone in his heart - did he truly follow the commandments?</text:p>
            <text:p text:style-name="P6"/>
            <text:p text:style-name="P6">[Deu 32:35 NKJV]<text:span text:style-name="T7"><text:s/>Vengeance is Mine, and recompense</text:span>; Their foot shall slip in [due] time; For the day of their calamity [is] at hand, And the things to come hasten upon them.'</text:p>
            <text:p text:style-name="P6"/>
            <text:p text:style-name="P6">[Lev 19:18 NKJV] '<text:span text:style-name="T7">You shall not take vengeance, nor bear any grudge against the children of your people</text:span>, but you shall love your neighbor as yourself: I [am] the LORD.</text:p>
            <text:p text:style-name="P6"/>
            <text:p text:style-name="P6">Nothing new under the sun, these are not new commandments - and this translation of John doesn't help. You can see plain as day, Torah demands we love one another.</text:p>
            <text:p text:style-name="P6"/>
            <text:p text:style-name="P6">[Jas 2:8 NKJV] if you really<text:s/><text:span text:style-name="T7">fulfill</text:span><text:s/>[the] royal law according to the Scripture, "You shall love your neighbor as yourself," you do well;</text:p>
            <text:p text:style-name="P6"/>
            <text:p text:style-name="P6">fulfill means to<text:s/><text:span text:style-name="T2">complete</text:span><text:span text:style-name="T3"><text:s/>- if you<text:s/></text:span><text:span text:style-name="T2">truly</text:span><text:span text:style-name="T3"> are performing the Torah command of "loving your neighbor as yourself", it means you will complete (DO as James said in the first chapter) ALL of the commands related to loving your neighbor as yourself. There's nothing in Torah that is<text:s/></text:span><text:span text:style-name="T2">against mankind</text:span><text:span text:style-name="T3">. These are benevolent commands from our creator, how to love Yah, how to love ourselves, and how to love others.<text:s/></text:span></text:p>
            <text:p text:style-name="P6"/>
            <text:p text:style-name="P6"><text:span text:style-name="T3">Absolutely nothing in Torah is against us. This is Christian teaching that Torah is an unbearable burden and the only real way to "fulfill" it, is through faith in Jesus. David fulfilled it without faith in Jesus, as did Zechariah.</text:span></text:p>
            <text:p text:style-name="P6"/>
            <text:p text:style-name="P6"><text:span text:style-name="T3">[Luk 1:6 NKJV] And they were both righteous before God,</text:span><text:span text:style-name="T5"><text:s/>walking in all the commandments and ordinances of the Lord blameless.</text:span></text:p>
          </draw:text-box>
          <draw:glue-point draw:id="4" svg:x="0.50000000000pt" svg:y="0.50000000000pt" draw:align="center"/>
        </draw:frame>
        <anim:par presentation:node-type="timing-root">
          <anim:par smil:begin="page11.begin">
            <anim:transitionFilter smil:dur="2.00000000000" smil:type="doubleFanWipe" smil:subtype="fanInHorizontal"/>
          </anim:par>
        </anim:par>
        <presentation:notes>
          <draw:frame presentation:style-name="pr2" xml:id="shape-38" draw:id="shape-38" draw:layer="" svg:width="489.57000000000pt" svg:height="356.37000000000pt" svg:x="62.22000000000pt" svg:y="374.46000000000pt" presentation:class="notes">
            <draw:text-box>
              <text:p text:style-name="P6"/>
            </draw:text-box>
            <draw:glue-point draw:id="4" svg:x="0.50000000000pt" svg:y="0.50000000000pt" draw:align="center"/>
          </draw:frame>
          <draw:page-thumbnail draw:style-name="gr3" xml:id="shape-39" draw:id="shape-39" draw:layer="" svg:width="396.28000000000pt" svg:height="296.96000000000pt" svg:x="108.00000000000pt" svg:y="60.18000000000pt" presentation:class="page" draw:page-number="11"/>
        </presentation:notes>
      </draw:page>
      <draw:page draw:name="page12" draw:id="page12" xml:id="page12" draw:master-page-name="Default2" draw:style-name="dp5">
        <draw:layer-set>
          <draw:layer draw:name=""/>
        </draw:layer-set>
        <draw:frame draw:style-name="gr2" xml:id="shape-40" draw:id="shape-40" draw:layer="" svg:width="665.53952112544pt" svg:height="412.27769083178pt" svg:x="8.24882981340pt" svg:y="6.20254800811pt">
          <draw:text-box>
            <text:p text:style-name="P6"><text:span text:style-name="T2">When we have the Holy Spirit and obey Him, don't we automatically obey the 10 commandments?</text:span></text:p>
            <text:p text:style-name="P6"/>
            <text:p text:style-name="P6">As Paul says,</text:p>
            <text:p text:style-name="P6"/>
            <text:p text:style-name="P6">[Gal 2:20 KJV] I am crucified with Christ:<text:s/><text:span text:style-name="T7">nevertheless I live; yet not I, but Christ liveth in me</text:span>: and the life which I now live in the flesh I live by the faith of the Son of God, who loved me, and gave himself for me.</text:p>
            <text:p text:style-name="P6"/>
            <text:p text:style-name="P6">and;</text:p>
            <text:p text:style-name="P6"/>
            <text:p text:style-name="P6">[Gal 5:5 KJV] For we through the Spirit<text:s/><text:span text:style-name="T7">wait</text:span><text:s/>for the<text:s/><text:span text:style-name="T7">hope</text:span><text:s/>of<text:s/><text:span text:style-name="T7">righteousness</text:span><text:s/>by<text:s/><text:span text:style-name="T7">faith</text:span>.</text:p>
            <text:p text:style-name="P6"/>
            <text:p text:style-name="P6">However, scripture doesn't speak of righteousness being a cloak that blinds God to our disobedience of<text:s/><text:span text:style-name="T2">any</text:span><text:span text:style-name="T3"><text:s/>of the commandments. What it<text:s/></text:span><text:span text:style-name="T2">does</text:span><text:span text:style-name="T3"> warn of, is that our continued disobedience in<text:s/></text:span><text:span text:style-name="T2">ANY</text:span><text:span text:style-name="T3"><text:s/>of the commandments, blinds God to<text:s/></text:span><text:span text:style-name="T2">ANY OF OUR RIGHTEOUSNESS.</text:span></text:p>
            <text:p text:style-name="P6"/>
            <text:p text:style-name="P6"><text:span text:style-name="T3">[Eze 18:24 KJV] 24 But when the righteous turneth away from his righteousness, and committeth iniquity, [and] doeth according to all the abominations that the wicked [man] doeth, shall he live?<text:s/></text:span><text:span text:style-name="T5">All his righteousness that he hath done shall not be mentioned</text:span><text:span text:style-name="T3">: in his trespass that he hath trespassed, and in his sin that he hath sinned, in them shall he die.</text:span></text:p>
            <text:p text:style-name="P6"/>
            <text:p text:style-name="P6"><text:span text:style-name="T3">There are so many repeated warnings in Tanak (The "old testament" this was the<text:s/></text:span><text:span text:style-name="T2">ONLY</text:span><text:span text:style-name="T3"> scripture for the early believers) regarding this.</text:span></text:p>
            <text:p text:style-name="P6"/>
            <text:p text:style-name="P6"><text:span text:style-name="T3">[Neh 13:17 KJV] Then I contended with the nobles of Judah, and said unto them, What evil thing [is] this that ye do, and profane the sabbath day?</text:span></text:p>
            <text:p text:style-name="P6"/>
            <text:p text:style-name="P6"><text:span text:style-name="T3">Yet - now in Christ, you can make the law void? of no effect on you? Don't you see you're performing the words of the curse?</text:span></text:p>
          </draw:text-box>
          <draw:glue-point draw:id="4" svg:x="0.50000000000pt" svg:y="0.50000000000pt" draw:align="center"/>
        </draw:frame>
        <anim:par presentation:node-type="timing-root">
          <anim:par smil:begin="page12.begin">
            <anim:transitionFilter smil:dur="2.00000000000" smil:type="fanWipe" smil:subtype="centerTop" smil:direction="reverse"/>
          </anim:par>
        </anim:par>
        <presentation:notes>
          <draw:frame presentation:style-name="pr2" xml:id="shape-41" draw:id="shape-41" draw:layer="" svg:width="489.57000000000pt" svg:height="356.37000000000pt" svg:x="62.22000000000pt" svg:y="374.46000000000pt" presentation:class="notes">
            <draw:text-box>
              <text:p text:style-name="P6"/>
            </draw:text-box>
            <draw:glue-point draw:id="4" svg:x="0.50000000000pt" svg:y="0.50000000000pt" draw:align="center"/>
          </draw:frame>
          <draw:page-thumbnail draw:style-name="gr3" xml:id="shape-42" draw:id="shape-42" draw:layer="" svg:width="396.28000000000pt" svg:height="296.96000000000pt" svg:x="108.00000000000pt" svg:y="60.18000000000pt" presentation:class="page" draw:page-number="12"/>
        </presentation:notes>
      </draw:page>
      <draw:page draw:name="page13" draw:id="page13" xml:id="page13" draw:master-page-name="Default1" draw:style-name="dp7">
        <draw:layer-set>
          <draw:layer draw:name=""/>
        </draw:layer-set>
        <draw:frame draw:style-name="gr2" xml:id="shape-43" draw:id="shape-43" draw:layer="" svg:width="671.86947431798pt" svg:height="415.09100336180pt" svg:x="4.02886101838pt" svg:y="4.79589174310pt">
          <draw:text-box>
            <text:p text:style-name="P6">Paul says:</text:p>
            <text:p text:style-name="P6">Colossians 2:23</text:p>
            <text:p text:style-name="P6">These rules may seem wise because they require strong devotion, pious self-denial, and severe bodily discipline. But they provide no help in conquering a person’s evil desires.</text:p>
            <text:p text:style-name="P6"/>
            <text:p text:style-name="P6">This is why I<text:s/><text:span text:style-name="T2">reject</text:span><text:span text:style-name="T3"><text:s/>Paul. Torah keepers believe the context of this is as follows:</text:span></text:p>
            <text:p text:style-name="P6"/>
            <text:p text:style-name="P6"><text:span text:style-name="T3">[Col 2:8 KJV] Beware lest any man spoil you through philosophy and vain deceit,<text:s/></text:span><text:span text:style-name="T5">after the tradition of men</text:span><text:span text:style-name="T3">, after the rudiments of the world, and not after Christ.</text:span></text:p>
            <text:p text:style-name="P6"/>
            <text:p text:style-name="P6"><text:span text:style-name="T3">And for awhile, when I tried to coalesce Torah and Paul? I taught the same thing. That Paul was warning them about the traditions of men, he couldn't have possibly been lumping Torah together with the vain traditions of men.</text:span></text:p>
            <text:p text:style-name="P6"/>
            <text:p text:style-name="P6"><text:span text:style-name="T3">The problem is? This is a<text:s/></text:span><text:span text:style-name="T2">very modern</text:span><text:span text:style-name="T3"><text:s/>interpretation - Paul in fact,<text:s/></text:span><text:span text:style-name="T2">was</text:span><text:span text:style-name="T3"> going after Father Yah, going after His Torah, calling it a vain tradition of men, a "shadow" of truth.</text:span></text:p>
            <text:p text:style-name="P6"/>
            <text:p text:style-name="P6"><text:span text:style-name="T3">Who gave those commandments to Moses?</text:span></text:p>
            <text:p text:style-name="P6"/>
            <text:p text:style-name="P6">[Lev 11:1 KJV] And<text:s/><text:span text:style-name="T7">Yah spake unto Moses and to Aaron</text:span>, saying unto them,</text:p>
            <text:p text:style-name="P6"/>
            <text:p text:style-name="P6">Yehovah himself, this was from<text:s/><text:span text:style-name="T2">HIS MIND</text:span><text:span text:style-name="T3">. Now, to believe what Paul is writing here what does that mean? It means you believe in two gods, just like Marcion. The god of the old testament, and the god of the new testament. (a better covenant as Paul lies to us.)</text:span></text:p>
            <text:p text:style-name="P6"/>
            <text:p text:style-name="P6"><text:span text:style-name="T3">I believe in ONE God - and that God made ONE SET OF LAWS FOR ALL OF US.</text:span></text:p>
          </draw:text-box>
          <draw:glue-point draw:id="4" svg:x="0.50000000000pt" svg:y="0.50000000000pt" draw:align="center"/>
        </draw:frame>
        <anim:par presentation:node-type="timing-root">
          <anim:par smil:begin="page13.begin">
            <anim:transitionFilter smil:dur="2.00000000000" smil:type="barnDoorWipe" smil:subtype="diagonalBottomLeft"/>
          </anim:par>
        </anim:par>
        <presentation:notes>
          <draw:frame presentation:style-name="pr2" xml:id="shape-44" draw:id="shape-44" draw:layer="" svg:width="489.57000000000pt" svg:height="356.37000000000pt" svg:x="62.22000000000pt" svg:y="374.46000000000pt" presentation:class="notes">
            <draw:text-box>
              <text:p text:style-name="P6"/>
            </draw:text-box>
            <draw:glue-point draw:id="4" svg:x="0.50000000000pt" svg:y="0.50000000000pt" draw:align="center"/>
          </draw:frame>
          <draw:page-thumbnail draw:style-name="gr3" xml:id="shape-45" draw:id="shape-45" draw:layer="" svg:width="396.28000000000pt" svg:height="296.96000000000pt" svg:x="108.00000000000pt" svg:y="60.18000000000pt" presentation:class="page" draw:page-number="13"/>
        </presentation:notes>
      </draw:page>
      <draw:page draw:name="page14" draw:id="page14" xml:id="page14" draw:master-page-name="Default1" draw:style-name="dp3">
        <draw:layer-set>
          <draw:layer draw:name=""/>
        </draw:layer-set>
        <draw:frame draw:style-name="gr2" xml:id="shape-46" draw:id="shape-46" draw:layer="" svg:width="664.83619299294pt" svg:height="412.27769083178pt" svg:x="6.13884541589pt" svg:y="5.49921987560pt">
          <draw:text-box>
            <text:p text:style-name="P6"><text:span text:style-name="T2">Why would we turn and follow these laws that are just simple things that shadow the One that embodies them all? We have the Substance of Jesus Christ now IN US.</text:span></text:p>
            <text:p text:style-name="P6"/>
            <text:p text:style-name="P6">Yes, just like your spiritual Father, you believe the Son of God can actually reside in our non-resurrected bodies.</text:p>
            <text:p text:style-name="P6"/>
            <text:p text:style-name="P6">[1Co 4:15-16 KJV] For though ye have ten thousand instructors in Christ,<text:s/><text:span text:style-name="T7">yet [have ye] not many fathers</text:span>:<text:s/><text:span text:style-name="T7">for in Christ Jesus I have<text:s/></text:span><text:span text:style-name="T6">begotten</text:span><text:span text:style-name="T7"><text:s/>you through the gospel</text:span>. Wherefore I beseech you,<text:span text:style-name="T7"><text:s/>be ye followers of me.</text:span></text:p>
            <text:p text:style-name="P6"/>
            <text:p text:style-name="P6"><text:span text:style-name="T7">Can you imagine?</text:span></text:p>
            <text:p text:style-name="P6"/>
            <text:p text:style-name="P6"><text:span text:style-name="T10">If I walked into a "church" and the head of the church said, "I have<text:s/></text:span><text:span text:style-name="T11">BEGOTTEN</text:span><text:span text:style-name="T9"><text:s/>you through this Gospel!" and "Be a follower of<text:s/></text:span><text:span text:style-name="T11">ME</text:span><text:span text:style-name="T9">."</text:span></text:p>
            <text:p text:style-name="P6"/>
            <text:p text:style-name="P6"><text:span text:style-name="T9">Even Christians that accept and follow Paul would turn away from such a man as this. But the<text:s/></text:span><text:span text:style-name="T11">spirit of antichrist</text:span><text:span text:style-name="T9"><text:s/>is present in Paul, and accepting his lawless dogma is making him your spiritual Father, your rock, your cornerstone and your masterbuilder.</text:span></text:p>
            <text:p text:style-name="P6"/>
            <text:p text:style-name="P6"><text:span text:style-name="T9">[1Co 3:10 KJV] According to the grace of God which is given unto me,</text:span><text:span text:style-name="T5"><text:s/>as a wise masterbuilder</text:span><text:span text:style-name="T9">, I have laid the foundation, and another buildeth thereon. But let every man take heed how he buildeth thereupon.</text:span></text:p>
            <text:p text:style-name="P6"/>
            <text:p text:style-name="P6"><text:span text:style-name="T9">The Greek word here is "architect" - yes, the same word Masons use for their God. Christians are not building upong the words of Messiah, but the words of Paul - that's why these words are death. They throw out all the warnings of the Prophets, to listen to their false Prophet. (Deut 13)</text:span></text:p>
            <text:p text:style-name="P6"/>
            <text:p text:style-name="P6"><text:span text:style-name="T9">[Mal 4:4 KJV]<text:s/></text:span><text:span text:style-name="T5">Remember ye the law of Moses</text:span><text:span text:style-name="T9"><text:s/>my servant, which I commanded unto him in Horeb for all Israel, [with] the statutes and judgments.</text:span></text:p>
            <text:p text:style-name="P6"/>
            <text:p text:style-name="P6"/>
          </draw:text-box>
          <draw:glue-point draw:id="4" svg:x="0.50000000000pt" svg:y="0.50000000000pt" draw:align="center"/>
        </draw:frame>
        <anim:par presentation:node-type="timing-root">
          <anim:par smil:begin="page14.begin">
            <anim:transitionFilter smil:dur="2.00000000000" smil:type="barnVeeWipe" smil:subtype="top"/>
          </anim:par>
        </anim:par>
        <presentation:notes>
          <draw:frame presentation:style-name="pr2" xml:id="shape-47" draw:id="shape-47" draw:layer="" svg:width="489.57000000000pt" svg:height="356.37000000000pt" svg:x="62.22000000000pt" svg:y="374.46000000000pt" presentation:class="notes">
            <draw:text-box>
              <text:p text:style-name="P6"/>
            </draw:text-box>
            <draw:glue-point draw:id="4" svg:x="0.50000000000pt" svg:y="0.50000000000pt" draw:align="center"/>
          </draw:frame>
          <draw:page-thumbnail draw:style-name="gr3" xml:id="shape-48" draw:id="shape-48" draw:layer="" svg:width="396.28000000000pt" svg:height="296.96000000000pt" svg:x="108.00000000000pt" svg:y="60.18000000000pt" presentation:class="page" draw:page-number="14"/>
        </presentation:notes>
      </draw:page>
      <draw:page draw:name="page15" draw:id="page15" xml:id="page15" draw:master-page-name="Default1" draw:style-name="dp4">
        <draw:layer-set>
          <draw:layer draw:name=""/>
        </draw:layer-set>
        <draw:frame draw:style-name="gr2" xml:id="shape-49" draw:id="shape-49" draw:layer="" svg:width="663.42953672793pt" svg:height="412.27769083178pt" svg:x="11.76547047592pt" svg:y="7.60920427311pt">
          <draw:text-box>
            <text:p text:style-name="P6"><text:span text:style-name="T2">Why "turn back to the law"?</text:span></text:p>
            <text:p text:style-name="P6"/>
            <text:p text:style-name="P6">Because that is our only source of life, and this is the message the Messiah preached and was<text:s/><text:span text:style-name="T2">prophesied</text:span><text:span text:style-name="T3"><text:s/>to preach. Before explaining the fountain of life, I want to reveal the mouth that brings death.</text:span></text:p>
            <text:p text:style-name="P6"/>
            <text:p text:style-name="P6"><text:span text:style-name="T3">Did you know,</text:span><text:span text:style-name="T5"><text:s/>Paul was prophesied to preach,<text:s/></text:span><text:span text:style-name="T12">against Torah</text:span><text:span text:style-name="T3">?</text:span></text:p>
            <text:p text:style-name="P6"/>
            <text:p text:style-name="P6"><text:span text:style-name="T3">[Mat 7:15 KJV] Beware of false prophets, which come to you in sheep's clothing, but<text:s/></text:span><text:span text:style-name="T5">inwardly</text:span><text:span text:style-name="T3"><text:s/>they are<text:s/></text:span><text:span text:style-name="T5">ravening wolves</text:span><text:span text:style-name="T3">.</text:span></text:p>
            <text:p text:style-name="P6"/>
            <text:p text:style-name="P6"><text:span text:style-name="T3">The Hebrews hearing this sermon, would have immediately known what He meant here - but to really understand the full context of this sermon, remember:</text:span></text:p>
            <text:p text:style-name="P6"/>
            <text:p text:style-name="P6"><text:span text:style-name="T3">[Mat 5:17-20 KJV]<text:s/></text:span><text:span text:style-name="T5">Think not that I am come to destroy the law</text:span><text:span text:style-name="T3">, or the prophets: I am not come to destroy, but to fulfil. For verily I say unto you,<text:s/></text:span><text:span text:style-name="T5">Till heaven and earth pass, one jot or one tittle shall in no wise pass from the law, till all be fulfilled</text:span><text:span text:style-name="T3">.<text:s/></text:span><text:span text:style-name="T8">Whosoever</text:span><text:span text:style-name="T3"><text:s/>therefore</text:span><text:span text:style-name="T5"><text:s/>shall break one of these least commandments, and shall teach men so, he shall be called the least in the kingdom of heaven</text:span><text:span text:style-name="T3">: but whosoever shall do and teach [them], the same shall be called great in the kingdom of heaven. For I say unto you, That except<text:s/></text:span><text:span text:style-name="T5">your</text:span><text:span text:style-name="T3"><text:s/></text:span><text:span text:style-name="T5">righteousness</text:span><text:span text:style-name="T3"><text:s/></text:span><text:span text:style-name="T5">shall exceed [the righteousness] of the scribes and Pharisees, ye shall in<text:s/></text:span><text:span text:style-name="T6">no case enter</text:span><text:span text:style-name="T5"><text:s/>into the kingdom of heaven.</text:span></text:p>
            <text:p text:style-name="P6"/>
            <text:p text:style-name="P6"><text:span text:style-name="T7">Just going by this?</text:span></text:p>
            <text:p text:style-name="P6"/>
            <text:p text:style-name="P6"><text:span text:style-name="T10">If you preach against the feasts, the sabbaths, and what is clean? the<text:s/></text:span><text:span text:style-name="T11">very best</text:span><text:span text:style-name="T9"><text:s/>you can expect is to be "least" (according to the translation) in the Kingdom of Heaven. However, that last verse? It makes it clear that our righteousness (which comes by observing the commandments) must<text:s/></text:span><text:span text:style-name="T11">exceed</text:span><text:span text:style-name="T9"><text:s/>that of the Scribes and Pharisees.</text:span></text:p>
          </draw:text-box>
          <draw:glue-point draw:id="4" svg:x="0.50000000000pt" svg:y="0.50000000000pt" draw:align="center"/>
        </draw:frame>
        <anim:par presentation:node-type="timing-root">
          <anim:par smil:begin="page15.begin">
            <anim:transitionFilter smil:dur="2.00000000000" smil:type="BarnZigZagWipe" smil:subtype="horizontal"/>
          </anim:par>
        </anim:par>
        <presentation:notes>
          <draw:frame presentation:style-name="pr2" xml:id="shape-50" draw:id="shape-50" draw:layer="" svg:width="489.57000000000pt" svg:height="356.37000000000pt" svg:x="62.22000000000pt" svg:y="374.46000000000pt" presentation:class="notes">
            <draw:text-box>
              <text:p text:style-name="P6"/>
            </draw:text-box>
            <draw:glue-point draw:id="4" svg:x="0.50000000000pt" svg:y="0.50000000000pt" draw:align="center"/>
          </draw:frame>
          <draw:page-thumbnail draw:style-name="gr3" xml:id="shape-51" draw:id="shape-51" draw:layer="" svg:width="396.28000000000pt" svg:height="296.96000000000pt" svg:x="108.00000000000pt" svg:y="60.18000000000pt" presentation:class="page" draw:page-number="15"/>
        </presentation:notes>
      </draw:page>
      <draw:page draw:name="page16" draw:id="page16" xml:id="page16" draw:master-page-name="Default1" draw:style-name="dp11">
        <draw:layer-set>
          <draw:layer draw:name=""/>
        </draw:layer-set>
        <draw:frame draw:style-name="gr2" xml:id="shape-52" draw:id="shape-52" draw:layer="" svg:width="668.35283365546pt" svg:height="415.09100336180pt" svg:x="5.43551728339pt" svg:y="4.79589174310pt">
          <draw:text-box>
            <text:p text:style-name="P6">We know this sermon didn't constitute just "chapter 7", it started with him explaining the law and the prophets and how to live them. He then gives us three warnings about the path of life.</text:p>
            <text:p text:style-name="P6"/>
            <text:p text:style-name="P6">The middle warning, includes the warning about our wolf, Benjamin - then he talks about fruit. The deception of Paul, makes people overlook the clarity of this passage, and believe "fruit" is fruit of the spirit, as Paul preached.</text:p>
            <text:p text:style-name="P6"/>
            <text:p text:style-name="P6">But it's not, it is all related to Torah.</text:p>
            <text:p text:style-name="P6"/>
            <text:p text:style-name="P6">[Mat 7:17-20 KJV] Even so every good tree bringeth forth good fruit; but a corrupt tree bringeth forth evil fruit. A good tree cannot bring forth evil fruit, neither [can] a corrupt tree bring forth good fruit. Every tree that bringeth not forth good fruit is hewn down, and cast into the fire. Wherefore by their fruits ye shall know them.</text:p>
            <text:p text:style-name="P6"/>
            <text:p text:style-name="P6">Important distinction - it's impossible for this to be the "fruit of the spirit" as taught by Paul, as all of those can be produced by lawless people. What does Messiah tell us?</text:p>
            <text:p text:style-name="P6"/>
            <text:p text:style-name="P6">A good tree<text:s/><text:span text:style-name="T2">cannot</text:span><text:span text:style-name="T3"><text:s/>produce bad fruit and a bad tree<text:s/></text:span><text:span text:style-name="T2">cannot</text:span><text:span text:style-name="T3"><text:s/>produce good fruit.</text:span></text:p>
            <text:p text:style-name="P6"/>
            <text:p text:style-name="P6"><text:span text:style-name="T3">[Pro 11:30-31 KJV] The</text:span><text:span text:style-name="T5"><text:s/>fruit of the righteous [is] a tree of life</text:span><text:span text:style-name="T3">; and he that winneth souls [is] wise. Behold, the righteous shall be recompensed in the earth: much more the wicked and the sinner.</text:span></text:p>
            <text:p text:style-name="P6"/>
            <text:p text:style-name="P6"><text:span text:style-name="T3">[Rev 22:14 KJV]<text:s/></text:span><text:span text:style-name="T5">Blessed [are] they that<text:s/></text:span><text:span text:style-name="T6">do</text:span><text:span text:style-name="T5"><text:s/>his commandments, that they may have right to the tree of life</text:span><text:span text:style-name="T3">, and may enter in through the gates into the city.</text:span></text:p>
            <text:p text:style-name="P6"/>
            <text:p text:style-name="P6"><text:span text:style-name="T3">The way the Church interprets that last passage is that Messiah<text:s/></text:span><text:span text:style-name="T2">changed</text:span><text:span text:style-name="T3"><text:s/>Torah - this is because of the wolf, Paul. If Messiah abrogated, changed, or disobeyed<text:s/></text:span><text:span text:style-name="T2">any<text:s/></text:span><text:span text:style-name="T3">of Torah - how is he without sin?</text:span></text:p>
            <text:p text:style-name="P6"/>
            <text:p text:style-name="P6"><text:span text:style-name="T3">[1Jo 3:4 KJV] Whosoever committeth sin transgresseth also the law: for sin is the transgression of the law.</text:span></text:p>
          </draw:text-box>
          <draw:glue-point draw:id="4" svg:x="0.50000000000pt" svg:y="0.50000000000pt" draw:align="center"/>
        </draw:frame>
        <anim:par presentation:node-type="timing-root">
          <anim:par smil:begin="page16.begin">
            <anim:transitionFilter smil:dur="2.00000000000" smil:type="miscDiagonalWipe" smil:subtype="doubleBarnDoor"/>
          </anim:par>
        </anim:par>
        <presentation:notes>
          <draw:frame presentation:style-name="pr2" xml:id="shape-53" draw:id="shape-53" draw:layer="" svg:width="489.57000000000pt" svg:height="356.37000000000pt" svg:x="62.22000000000pt" svg:y="374.46000000000pt" presentation:class="notes">
            <draw:text-box>
              <text:p text:style-name="P6"/>
            </draw:text-box>
            <draw:glue-point draw:id="4" svg:x="0.50000000000pt" svg:y="0.50000000000pt" draw:align="center"/>
          </draw:frame>
          <draw:page-thumbnail draw:style-name="gr3" xml:id="shape-54" draw:id="shape-54" draw:layer="" svg:width="396.28000000000pt" svg:height="296.96000000000pt" svg:x="108.00000000000pt" svg:y="60.18000000000pt" presentation:class="page" draw:page-number="16"/>
        </presentation:notes>
      </draw:page>
      <draw:page draw:name="page17" draw:id="page17" xml:id="page17" draw:master-page-name="Default1" draw:style-name="dp12">
        <draw:layer-set>
          <draw:layer draw:name=""/>
        </draw:layer-set>
        <draw:frame draw:style-name="gr2" xml:id="shape-55" draw:id="shape-55" draw:layer="" svg:width="668.35283365546pt" svg:height="416.49765962680pt" svg:x="5.43551728339pt" svg:y="4.79589174310pt">
          <draw:text-box>
            <text:p text:style-name="P6">So how can we "know them by their fruits"? Do they teach for Torah, do they follow the Father's will (obey, guard, meditate on it day and night) or do they teach that these things are a<text:s/><text:span text:style-name="T2">shadow</text:span><text:span text:style-name="T3"><text:s/>are<text:s/></text:span><text:span text:style-name="T2">bondage</text:span><text:span text:style-name="T3"><text:s/>and for the<text:s/></text:span><text:span text:style-name="T2">Jews not Christians.</text:span></text:p>
            <text:p text:style-name="P6"/>
            <text:p text:style-name="P6"><text:span text:style-name="T3">The fruit of lawlessness.</text:span></text:p>
            <text:p text:style-name="P6"/>
            <text:p text:style-name="P6"><text:span text:style-name="T3">[Mat 7:23 KJV] And then will I profess unto them, I never knew you: depart from me,<text:s/></text:span><text:span text:style-name="T5">ye that work<text:s/></text:span><text:span text:style-name="T6">iniquity</text:span><text:span text:style-name="T3">. (lawlessness)</text:span></text:p>
            <text:p text:style-name="P6"/>
            <text:p text:style-name="P6"><text:span text:style-name="T3">Those who profess faith in the gnostic idealism of "eternal security" or "once saved always saved" say this person was never saved. This isn't what a Hebrew would understand from it.</text:span></text:p>
            <text:p text:style-name="P6"/>
            <text:p text:style-name="P6"><text:span text:style-name="T3">[Exo 32:33 KJV] And Yah said unto Moses,<text:s/></text:span><text:span text:style-name="T5">Whosoever hath sinned against me</text:span><text:span text:style-name="T3">, him will I blot out of my book.</text:span></text:p>
            <text:p text:style-name="P6"/>
            <text:p text:style-name="P6"><text:span text:style-name="T3">[Deu 25:19 KJV] Therefore it shall be, when Yah thy God hath given thee rest from all thine enemies round about, in the land which Yah thy God giveth thee [for] an inheritance to possess it, [that]<text:s/></text:span><text:span text:style-name="T5">thou shalt blot out the remembrance of Amalek from under heaven</text:span><text:span text:style-name="T3">; thou shalt not forget [it].</text:span></text:p>
            <text:p text:style-name="P6"/>
            <text:p text:style-name="P8">[Deu 29:20 KJV]<text:s/><text:span text:style-name="T7">Yah will not spare him</text:span>, but then the anger of Yah and his jealousy shall smoke against that man, and all the curses that are written in this book shall lie upon him, and<text:s/><text:span text:style-name="T7">Yah shall blot out his name from under heaven.</text:span></text:p>
            <text:p text:style-name="P8"/>
            <text:p text:style-name="P8"><text:span text:style-name="T10">[Eze 18:24 KJV] But<text:s/></text:span><text:span text:style-name="T7">when the righteous turneth away from his righteousness, and committeth<text:s/></text:span><text:span text:style-name="T6">iniquity</text:span><text:span text:style-name="T10">, [and] doeth according to all the abominations that the wicked [man] doeth,<text:s/></text:span><text:span text:style-name="T7">shall he live? All his righteousness that he hath done shall not be mentioned</text:span><text:span text:style-name="T10">: in his trespass that he hath trespassed, and in his sin that he hath sinned, in them shall he die.</text:span></text:p>
          </draw:text-box>
          <draw:glue-point draw:id="4" svg:x="0.50000000000pt" svg:y="0.50000000000pt" draw:align="center"/>
        </draw:frame>
        <anim:par presentation:node-type="timing-root">
          <anim:par smil:begin="page17.begin">
            <anim:transitionFilter smil:dur="2.00000000000" smil:type="saloonDoorWipe" smil:subtype="bottom"/>
          </anim:par>
        </anim:par>
        <presentation:notes>
          <draw:frame presentation:style-name="pr2" xml:id="shape-56" draw:id="shape-56" draw:layer="" svg:width="489.57000000000pt" svg:height="356.37000000000pt" svg:x="62.22000000000pt" svg:y="374.46000000000pt" presentation:class="notes">
            <draw:text-box>
              <text:p text:style-name="P6"/>
            </draw:text-box>
            <draw:glue-point draw:id="4" svg:x="0.50000000000pt" svg:y="0.50000000000pt" draw:align="center"/>
          </draw:frame>
          <draw:page-thumbnail draw:style-name="gr3" xml:id="shape-57" draw:id="shape-57" draw:layer="" svg:width="396.28000000000pt" svg:height="296.96000000000pt" svg:x="108.00000000000pt" svg:y="60.18000000000pt" presentation:class="page" draw:page-number="17"/>
        </presentation:notes>
      </draw:page>
      <draw:page draw:name="page18" draw:id="page18" xml:id="page18" draw:master-page-name="Default1" draw:style-name="dp13">
        <draw:layer-set>
          <draw:layer draw:name=""/>
        </draw:layer-set>
        <draw:frame draw:style-name="gr2" xml:id="shape-58" draw:id="shape-58" draw:layer="" svg:width="659.20956793290pt" svg:height="409.46437830176pt" svg:x="12.46879860843pt" svg:y="6.90587614061pt">
          <draw:text-box>
            <text:p text:style-name="P6">How do we know the Spirit of Paul is the "man of lawlessness"?</text:p>
            <text:p text:style-name="P6"/>
            <text:p text:style-name="P6">Know them by their fruit. They preach against Torah, they profane his sabbaths and refuse to acknowledge what is clean and unclean.</text:p>
            <text:p text:style-name="P6"/>
            <text:p text:style-name="P6">[Mat 7:15 KJV] Beware of false prophets, which come to you in sheep's clothing, but<text:s/><text:span text:style-name="T7">inwardly they are ravening wolves</text:span>.</text:p>
            <text:p text:style-name="P6"/>
            <text:p text:style-name="P6">[Gen 49:27 KJV]<text:s/><text:span text:style-name="T7">Benjamin shall ravin [as] a wolf</text:span>: in the morning<text:s/><text:span text:style-name="T7">he shall devour the prey</text:span>, and<text:s/><text:span text:style-name="T7">at night he shall divide the spoil.</text:span></text:p>
            <text:p text:style-name="P6"/>
            <text:p text:style-name="P6"><text:span text:style-name="T7">[2Co 11:8 KJV] I robbed other churches, taking wages [of them], to do you service.</text:span></text:p>
            <text:p text:style-name="P6"/>
            <text:p text:style-name="P6"><text:span text:style-name="T10">[Rom 11:1 KJV] I say then, Hath God cast away his people? God forbid. For I also am an Israelite, of the seed of Abraham, [of]<text:s/></text:span><text:span text:style-name="T7">the tribe of Benjamin</text:span><text:span text:style-name="T10">.</text:span></text:p>
            <text:p text:style-name="P6"/>
            <text:p text:style-name="P6"><text:span text:style-name="T10">There are no coincidences.</text:span></text:p>
            <text:p text:style-name="P6"/>
            <text:p text:style-name="P6"><text:span text:style-name="T10">[Eze 22:26-27 KJV] Her priests have violated my law, and have profaned mine holy things: they have put no difference between the holy and profane, neither have they shewed [difference] between the unclean and the clean, and have hid their eyes from my sabbaths, and I am profaned among them. Her princes in the midst thereof [are]</text:span><text:span text:style-name="T7"><text:s/>like wolves ravening the prey</text:span><text:span text:style-name="T10">, to shed blood, [and] to destroy souls,</text:span><text:span text:style-name="T7"><text:s/>to get dishonest gain.</text:span></text:p>
            <text:p text:style-name="P6"/>
            <text:p text:style-name="P6"><text:span text:style-name="T10">[1Co 9:8-10 KJV] Say I these things as a man? or<text:s/></text:span><text:span text:style-name="T7">saith not the law the same also? For it is written in the law of Moses</text:span><text:span text:style-name="T10">,<text:s/></text:span><text:span text:style-name="T13">Thou shalt not muzzle the mouth of the ox that treadeth out the corn</text:span><text:span text:style-name="T10">.<text:s/></text:span><text:span text:style-name="T7">Doth God take care for oxen?</text:span><text:span text:style-name="T10"><text:s/>Or<text:s/></text:span><text:span text:style-name="T7">saith he [it] altogether for<text:s/></text:span><text:span text:style-name="T6">OUR</text:span><text:span text:style-name="T7"><text:s/>sakes?</text:span><text:span text:style-name="T10"><text:s/></text:span><text:span text:style-name="T7">For<text:s/></text:span><text:span text:style-name="T6">OUR</text:span><text:span text:style-name="T7"><text:s/>sakes, no doubt</text:span><text:span text:style-name="T10">, [this] is written: that he that ploweth should plow in hope; and that he that thresheth in hope should be partaker of his hope.</text:span></text:p>
          </draw:text-box>
          <draw:glue-point draw:id="4" svg:x="0.50000000000pt" svg:y="0.50000000000pt" draw:align="center"/>
        </draw:frame>
        <anim:par presentation:node-type="timing-root">
          <anim:par smil:begin="page18.begin">
            <anim:transitionFilter smil:dur="2.00000000000" smil:type="waterfallWipe" smil:subtype="horizontalRight" smil:direction="reverse"/>
          </anim:par>
        </anim:par>
        <presentation:notes>
          <draw:frame presentation:style-name="pr2" xml:id="shape-59" draw:id="shape-59" draw:layer="" svg:width="489.57000000000pt" svg:height="356.37000000000pt" svg:x="62.22000000000pt" svg:y="374.46000000000pt" presentation:class="notes">
            <draw:text-box>
              <text:p text:style-name="P6"/>
            </draw:text-box>
            <draw:glue-point draw:id="4" svg:x="0.50000000000pt" svg:y="0.50000000000pt" draw:align="center"/>
          </draw:frame>
          <draw:page-thumbnail draw:style-name="gr3" xml:id="shape-60" draw:id="shape-60" draw:layer="" svg:width="396.28000000000pt" svg:height="296.96000000000pt" svg:x="108.00000000000pt" svg:y="60.18000000000pt" presentation:class="page" draw:page-number="18"/>
        </presentation:notes>
      </draw:page>
      <draw:page draw:name="page19" draw:id="page19" xml:id="page19" draw:master-page-name="Default1" draw:style-name="dp14">
        <draw:layer-set>
          <draw:layer draw:name=""/>
        </draw:layer-set>
        <draw:frame draw:style-name="gr2" xml:id="shape-61" draw:id="shape-61" draw:layer="" svg:width="670.46281805297pt" svg:height="419.31097215682pt" svg:x="2.62220475337pt" svg:y="2.68590734559pt">
          <draw:text-box>
            <text:p text:style-name="P6">Paul used the Torah to manipulate people - both to speak against the commandments of Yah and to pervert them for his own dishonest gain. In case you're wondering? Yah didn't have Moses record the law of protecting Oxen for Paul or his compatriots. He had it recorded because he<text:s/><text:span text:style-name="T2">does</text:span><text:span text:style-name="T3"><text:s/>care about the welfare of<text:s/></text:span><text:span text:style-name="T2">all</text:span><text:span text:style-name="T3"> of his creation.</text:span></text:p>
            <text:p text:style-name="P6"/>
            <text:p text:style-name="P6"><text:span text:style-name="T3">I've actually seen some Torah observant believers defend Paul here, saying - "Yes it was written for OUR sakes, not the oxen."</text:span></text:p>
            <text:p text:style-name="P6"/>
            <text:p text:style-name="P6"><text:span text:style-name="T3">This is the spirit of lawlessness, just interpreting Torah to your<text:s/></text:span><text:span text:style-name="T2">own desires</text:span><text:span text:style-name="T3">. Saying that, "Messiah completed these things for me, so I don't need to." is lawlessness. It doesn't place you, "under the law of Christ." it makes you believe Satan's favorite motto. "The whole of the law shall be, do what thou wilt."</text:span></text:p>
            <text:p text:style-name="P6"/>
            <text:p text:style-name="P6"><text:span text:style-name="T3">Which is<text:s/></text:span><text:span text:style-name="T2">what Paul preaches.</text:span></text:p>
            <text:p text:style-name="P6"/>
            <text:p text:style-name="P6">[Rom 14:23 KJV] And he that doubteth is damned if he eat, because [he eateth] not of faith: for<text:s/><text:span text:style-name="T7">whatsoever [is] not of faith is sin.</text:span></text:p>
            <text:p text:style-name="P6"/>
            <text:p text:style-name="P6"><text:span text:style-name="T7">So if I have faith that I can profane the sabbaths, it means it is not a sin?</text:span></text:p>
            <text:p text:style-name="P6"/>
            <text:p text:style-name="P6"><text:span text:style-name="T10">Yah does not WORK LIKE THAT. I can also prove Paul was actively teaching this in Corinthians, "do what thou wilt".</text:span></text:p>
            <text:p text:style-name="P6"/>
            <text:p text:style-name="P6"><text:span text:style-name="T10">[1Co 9:19-22 KJV] For though I be free from all [men], yet have I made myself servant unto all, that I might gain the more. And<text:s/></text:span><text:span text:style-name="T7">unto the Jews I became as a Jew</text:span><text:span text:style-name="T10">, that I might gain the Jews; to them that are under the law, as under the law, that I might gain them that are under the law;<text:s/></text:span><text:span text:style-name="T7">To them that are without law, as<text:s/></text:span><text:span text:style-name="T6">without</text:span><text:span text:style-name="T7"><text:s/>law</text:span><text:span text:style-name="T10">, (being not without law to God, but under the law to Christ,) that I might gain them that are without law. To the weak became I as weak, that I might gain the weak:<text:s/></text:span><text:span text:style-name="T7">I am made all things to all [men], that I might by all means save some.</text:span></text:p>
          </draw:text-box>
          <draw:glue-point draw:id="4" svg:x="0.50000000000pt" svg:y="0.50000000000pt" draw:align="center"/>
        </draw:frame>
        <anim:par presentation:node-type="timing-root">
          <anim:par smil:begin="page19.begin">
            <anim:transitionFilter smil:dur="2.00000000000" smil:type="windshieldWipe" smil:subtype="horizontal"/>
          </anim:par>
        </anim:par>
        <presentation:notes>
          <draw:frame presentation:style-name="pr2" xml:id="shape-62" draw:id="shape-62" draw:layer="" svg:width="489.57000000000pt" svg:height="356.37000000000pt" svg:x="62.22000000000pt" svg:y="374.46000000000pt" presentation:class="notes">
            <draw:text-box>
              <text:p text:style-name="P6"/>
            </draw:text-box>
            <draw:glue-point draw:id="4" svg:x="0.50000000000pt" svg:y="0.50000000000pt" draw:align="center"/>
          </draw:frame>
          <draw:page-thumbnail draw:style-name="gr3" xml:id="shape-63" draw:id="shape-63" draw:layer="" svg:width="396.28000000000pt" svg:height="296.96000000000pt" svg:x="108.00000000000pt" svg:y="60.18000000000pt" presentation:class="page" draw:page-number="19"/>
        </presentation:notes>
      </draw:page>
      <draw:page draw:name="page20" draw:id="page20" xml:id="page20" draw:master-page-name="Default1" draw:style-name="dp15">
        <draw:layer-set>
          <draw:layer draw:name=""/>
        </draw:layer-set>
        <draw:frame draw:style-name="gr2" xml:id="shape-64" draw:id="shape-64" draw:layer="" svg:width="672.57280245048pt" svg:height="417.90431589181pt" svg:x="4.02886101838pt" svg:y="4.79589174310pt">
          <draw:text-box>
            <text:p text:style-name="P6">Being all things to all people is a<text:s/><text:span text:style-name="T2">great</text:span><text:span text:style-name="T3"> tactic for sales, and in context what is Paul talking about? getting money for preaching the gospel. Using the law to justify robbing the churches. How is it that so many are deceived by this slick talking used car salesman, that is the ultimate people pleaser?</text:span></text:p>
            <text:p text:style-name="P6"/>
            <text:p text:style-name="P6"><text:span text:style-name="T3">To the Jew, I am a Jew, to the Greek I am a Greek?</text:span></text:p>
            <text:p text:style-name="P6"/>
            <text:p text:style-name="P6"><text:span text:style-name="T3">Didn't Messiah say the path is<text:s/></text:span><text:span text:style-name="T2">NARROW</text:span><text:span text:style-name="T3"><text:s/>and few will find it? How is Paul's BROAD ROAD message,<text:s/></text:span><text:span text:style-name="T5">NARROW</text:span><text:span text:style-name="T9">?</text:span></text:p>
            <text:p text:style-name="P6"/>
            <text:p text:style-name="P6"><text:span text:style-name="T9">Christians are under a delusion.</text:span></text:p>
            <text:p text:style-name="P6"/>
            <text:p text:style-name="P6"><text:span text:style-name="T9">[1Co 8:7 KJV] Howbeit [there is] not in every man that knowledge: for some with conscience of the idol unto this hour eat [it]<text:s/></text:span><text:span text:style-name="T5">as a thing offered unto an idol; and their conscience being weak is defiled</text:span><text:span text:style-name="T9">.</text:span></text:p>
            <text:p text:style-name="P6"/>
            <text:p text:style-name="P6"><text:span text:style-name="T9">Paul tells you that whether the thing sacrificed to an idol, defiles you or not<text:s/></text:span><text:span text:style-name="T11">depends on your conscience.</text:span><text:span text:style-name="T9"><text:s/>Our heart is<text:s/></text:span><text:span text:style-name="T11">deceitful</text:span><text:span text:style-name="T9"><text:s/>above all things, and will do anything to avoid obeying Torah. This also does not line up with what James said at the Jerusalem council.</text:span></text:p>
            <text:p text:style-name="P6"/>
            <text:p text:style-name="P6"><text:span text:style-name="T9">[Act 15:20 NKJV] "but that we write to them to<text:s/></text:span><text:span text:style-name="T5">abstain from things polluted by idols</text:span><text:span text:style-name="T9">, [from] sexual immorality, [from] things strangled, and [from] blood.</text:span></text:p>
            <text:p text:style-name="P6"/>
            <text:p text:style-name="P6"><text:span text:style-name="T9">These four things were<text:s/></text:span><text:span text:style-name="T11">NOT</text:span><text:span text:style-name="T9"><text:s/>to be the stopping point in the conversion of pagans to the ways of Yah. However, even here we see Paul lying. He was supposed to teach<text:s/></text:span><text:span text:style-name="T11">against idolatry - point blank.<text:s/></text:span><text:span text:style-name="T9">He instead spends THREE CHAPTERS, explaining that it's only a problem if someone who is weak in faith sees your act. This is NOT truth.</text:span></text:p>
            <text:p text:style-name="P6"/>
            <text:p text:style-name="P6"><text:span text:style-name="T9">[1Jo 5:21 NKJV] Little children,<text:s/></text:span><text:span text:style-name="T5">keep yourselves from idols</text:span><text:span text:style-name="T9">. Amen.</text:span></text:p>
            <text:p text:style-name="P6"/>
            <text:p text:style-name="P6"><text:span text:style-name="T9">[Rev 2:14 NKJV] "But I have a few things against you, because you have there those who hold the doctrine of Balaam, who taught Balak to put a stumbling block before the children of Israel,</text:span><text:span text:style-name="T5"><text:s/>to eat things sacrificed to idols</text:span><text:span text:style-name="T9">, and to commit sexual immorality. (Paul is Balaam)</text:span></text:p>
          </draw:text-box>
          <draw:glue-point draw:id="4" svg:x="0.50000000000pt" svg:y="0.50000000000pt" draw:align="center"/>
        </draw:frame>
        <presentation:notes>
          <draw:frame presentation:style-name="pr2" xml:id="shape-65" draw:id="shape-65" draw:layer="" svg:width="489.57000000000pt" svg:height="356.37000000000pt" svg:x="62.22000000000pt" svg:y="374.46000000000pt" presentation:class="notes">
            <draw:text-box>
              <text:p text:style-name="P6"/>
            </draw:text-box>
            <draw:glue-point draw:id="4" svg:x="0.50000000000pt" svg:y="0.50000000000pt" draw:align="center"/>
          </draw:frame>
          <draw:page-thumbnail draw:style-name="gr3" xml:id="shape-66" draw:id="shape-66" draw:layer="" svg:width="396.28000000000pt" svg:height="296.96000000000pt" svg:x="108.00000000000pt" svg:y="60.18000000000pt" presentation:class="page" draw:page-number="20"/>
        </presentation:notes>
      </draw:page>
      <draw:page draw:name="page21" draw:id="page21" xml:id="page21" draw:master-page-name="Default1" draw:style-name="dp16">
        <draw:layer-set>
          <draw:layer draw:name=""/>
        </draw:layer-set>
        <draw:frame draw:style-name="gr2" xml:id="shape-67" draw:id="shape-67" draw:layer="" svg:width="673.27613058298pt" svg:height="416.49765962680pt" svg:x="3.32553288587pt" svg:y="4.09256361059pt">
          <draw:text-box>
            <text:p text:style-name="P6"><text:span text:style-name="T9">[Rev 2:14 NKJV] "But I have a few things against you, because you have there those who hold the<text:s/></text:span><text:span text:style-name="T5">doctrine of Balaam</text:span><text:span text:style-name="T9">, who taught Balak to put a stumbling block before the children of Israel,</text:span><text:span text:style-name="T5"><text:s/>to eat things sacrificed to idols</text:span><text:span text:style-name="T9">, and to commit sexual immorality.<text:s/></text:span></text:p>
            <text:p text:style-name="P6"/>
            <text:p text:style-name="P6"><text:span text:style-name="T9">It's so important to know your Bible - to really understand, "who is Balaam"?</text:span></text:p>
            <text:p text:style-name="P6"/>
            <text:p text:style-name="P6"><text:span text:style-name="T9">[Jde 1:11 NKJV] Woe to them! For they have gone in the way of Cain,<text:s/></text:span><text:span text:style-name="T5">have run greedily in the error of Balaam for profit</text:span><text:span text:style-name="T9">, and perished in the rebellion of Korah.</text:span></text:p>
            <text:p text:style-name="P6"/>
            <text:p text:style-name="P6"><text:span text:style-name="T9">[2Pe 2:15 NKJV] They have forsaken the right way and gone astray,<text:s/></text:span><text:span text:style-name="T5">following the way of Balaam the [son] of Beor, who loved the wages of unrighteousness</text:span><text:span text:style-name="T9">;</text:span></text:p>
            <text:p text:style-name="P6"/>
            <text:p text:style-name="P6"><text:span text:style-name="T9">What did Balaam do? He was called to curse the children of Israel. Yah forbade it, stopped him from entering in. (Look how Paul was stopped from entering Asia) Balaam however, knew how to curse the children of Israel. To bring them under the curse themselves, place a stumbling block before them of<text:s/></text:span><text:span text:style-name="T11">violating Torah</text:span><text:span text:style-name="T9">. This is the context - and why it's so important to understand the context at a deeper level. Those teachers who tell you to profane the sabbath, that "Jesus is your rest" are placing a stumbling block before you, that you fall into the fire.</text:span></text:p>
            <text:p text:style-name="P6"/>
            <text:p text:style-name="P6"><text:span text:style-name="T9">In the next few slides, I'm going to go over this error - why the understanding of him replacing Sabbath is dead wrong, and can be proven in the behavior of the early church as recorded in Acts.</text:span></text:p>
            <text:p text:style-name="P6"/>
            <text:p text:style-name="P6"><text:span text:style-name="T9">[Heb 4:9-10 NKJV] There remains therefore a rest for the people of God. For he who has entered His rest has himself also ceased from his works as God [did] from His.</text:span></text:p>
            <text:p text:style-name="P6"/>
            <text:p text:style-name="P6"><text:span text:style-name="T9">This translation and out of context presupposition is just plain awful. Bad. I don't much care for Hebrews at all, but this interpretation of what the author wrote is literally Satanic.</text:span></text:p>
          </draw:text-box>
          <draw:glue-point draw:id="4" svg:x="0.50000000000pt" svg:y="0.50000000000pt" draw:align="center"/>
        </draw:frame>
        <anim:par presentation:node-type="timing-root">
          <anim:par smil:begin="page21.begin">
            <anim:transitionFilter smil:dur="2.00000000000" smil:type="ZigZagWipe" smil:subtype="topToBottom" smil:direction="reverse"/>
          </anim:par>
        </anim:par>
        <presentation:notes>
          <draw:frame presentation:style-name="pr2" xml:id="shape-68" draw:id="shape-68" draw:layer="" svg:width="489.57000000000pt" svg:height="356.37000000000pt" svg:x="62.22000000000pt" svg:y="374.46000000000pt" presentation:class="notes">
            <draw:text-box>
              <text:p text:style-name="P6"/>
            </draw:text-box>
            <draw:glue-point draw:id="4" svg:x="0.50000000000pt" svg:y="0.50000000000pt" draw:align="center"/>
          </draw:frame>
          <draw:page-thumbnail draw:style-name="gr3" xml:id="shape-69" draw:id="shape-69" draw:layer="" svg:width="396.28000000000pt" svg:height="296.96000000000pt" svg:x="108.00000000000pt" svg:y="60.18000000000pt" presentation:class="page" draw:page-number="21"/>
        </presentation:notes>
      </draw:page>
      <draw:page draw:name="page22" draw:id="page22" xml:id="page22" draw:master-page-name="Default1" draw:style-name="dp15">
        <draw:layer-set>
          <draw:layer draw:name=""/>
        </draw:layer-set>
        <draw:frame draw:style-name="gr2" xml:id="shape-70" draw:id="shape-70" draw:layer="" svg:width="668.35283365546pt" svg:height="414.38767522929pt" svg:x="7.54550168090pt" svg:y="5.49921987560pt">
          <draw:text-box>
            <text:p text:style-name="P6">The context of this passage begins in the prior chapter.</text:p>
            <text:p text:style-name="P6"/>
            <text:p text:style-name="P6">[Heb 3:7 YLT] Wherefore, (as the Holy Spirit saith, 'To-day, if His voice ye may hear --</text:p>
            <text:p text:style-name="P6"/>
            <text:p text:style-name="P6">The author goes back to the wilderness - to TORAH. and tells us that we don't mimic the behavior of those who<text:s/><text:span text:style-name="T2">fell in the wilderness</text:span><text:span text:style-name="T3">, being<text:s/></text:span><text:span text:style-name="T2">unable</text:span><text:span text:style-name="T3"> to enter the promised rest.</text:span></text:p>
            <text:p text:style-name="P6"/>
            <text:p text:style-name="P6"><text:span text:style-name="T3">[Heb 3:13 YLT] but exhort ye one another every day, while the To-day is called, that none of you may be hardened by the<text:s/></text:span><text:span text:style-name="T5">deceitfulness of the sin</text:span><text:span text:style-name="T3">,</text:span></text:p>
            <text:p text:style-name="P6"/>
            <text:p text:style-name="P6"><text:span text:style-name="T3">Remember the definition of sin?</text:span></text:p>
            <text:p text:style-name="P6"/>
            <text:p text:style-name="P6"><text:span text:style-name="T3">Sin is violation of Torah (the law) - including defiling the Sabbath day(s). including defiling his sacred seven invitations for relationship. (Feasts)</text:span></text:p>
            <text:p text:style-name="P6"/>
            <text:p text:style-name="P6"><text:span text:style-name="T3">[Heb 3:19 YLT] and we see that they were not able to enter in because of unbelief. (What is unbelief? transgression of Torah) [Heb 4:1 YLT] We may fear, then,</text:span><text:span text:style-name="T5"><text:s/>lest a promise being left of entering into His rest (κατάπαυσιν)</text:span><text:span text:style-name="T3">, any one of you may seem to have come short,</text:span></text:p>
            <text:p text:style-name="P6"/>
            <text:p text:style-name="P6"><text:span text:style-name="T3">This is the opening context of the rest of chapter 4. That we live in FAITHFUL OBEDIENCE OF TORAH, so we also aren't cut off like the children of Israel in the wilderness. Now let's look at verse 9 in the YLT.</text:span></text:p>
            <text:p text:style-name="P6"/>
            <text:p text:style-name="P6"><text:span text:style-name="T3">[Heb 4:9-11 YLT] there doth remain, then, a<text:s/></text:span><text:span text:style-name="T5">sabbatic rest (σαββατισμὸς)</text:span><text:span text:style-name="T3"><text:s/>to the people of God, for he who did enter into his rest, he also rested from his works, as God from His own.<text:s/></text:span><text:span text:style-name="T5">May we be<text:s/></text:span><text:span text:style-name="T12">diligent</text:span><text:span text:style-name="T5">, then, to<text:s/></text:span><text:span text:style-name="T12">enter</text:span><text:span text:style-name="T5"><text:s/>into that rest</text:span><text:span text:style-name="T3">, that<text:s/></text:span><text:span text:style-name="T5">no one in the same example of the unbelief may fall</text:span><text:span text:style-name="T3">,</text:span></text:p>
            <text:p text:style-name="P6"/>
            <text:p text:style-name="P6"><text:span text:style-name="T3">Doctrinally it's teaching, JESUS entered the rest - YOU HAVE NOT. WE are to diligently GUARD AND DO Torah, so we do not of UNBELIEF also FALL.</text:span></text:p>
          </draw:text-box>
          <draw:glue-point draw:id="4" svg:x="0.50000000000pt" svg:y="0.50000000000pt" draw:align="center"/>
        </draw:frame>
        <presentation:notes>
          <draw:frame presentation:style-name="pr2" xml:id="shape-71" draw:id="shape-71" draw:layer="" svg:width="489.57000000000pt" svg:height="356.37000000000pt" svg:x="62.22000000000pt" svg:y="374.46000000000pt" presentation:class="notes">
            <draw:text-box>
              <text:p text:style-name="P6"/>
            </draw:text-box>
            <draw:glue-point draw:id="4" svg:x="0.50000000000pt" svg:y="0.50000000000pt" draw:align="center"/>
          </draw:frame>
          <draw:page-thumbnail draw:style-name="gr3" xml:id="shape-72" draw:id="shape-72" draw:layer="" svg:width="396.28000000000pt" svg:height="296.96000000000pt" svg:x="108.00000000000pt" svg:y="60.18000000000pt" presentation:class="page" draw:page-number="22"/>
        </presentation:notes>
      </draw:page>
      <draw:page draw:name="page23" draw:id="page23" xml:id="page23" draw:master-page-name="Default1" draw:style-name="dp7">
        <draw:layer-set>
          <draw:layer draw:name=""/>
        </draw:layer-set>
        <draw:frame draw:style-name="gr2" xml:id="shape-73" draw:id="shape-73" draw:layer="" svg:width="670.46281805297pt" svg:height="415.79433149430pt" svg:x="4.73218915088pt" svg:y="4.79589174310pt">
          <draw:text-box>
            <text:p text:style-name="P6">After the ascension, and throughout Acts we see the people of Yah<text:s/><text:span text:style-name="T2">guarding</text:span><text:span text:style-name="T3"> the commandments of Yah. They don't forsake these things or set them aside and just as Paul says, "to the Jew he was a Jew." (he was the double-minded man) he guarded the commandments.</text:span></text:p>
            <text:p text:style-name="P6"/>
            <text:p text:style-name="P6"><text:span text:style-name="T3">[Act 17:2 YLT] and according to the custom of Paul, he went in unto them, and<text:s/></text:span><text:span text:style-name="T5">for three sabbaths</text:span><text:span text:style-name="T3"><text:s/>he was reasoning with them</text:span><text:span text:style-name="T5"><text:s/>from the Writings</text:span><text:span text:style-name="T3">,</text:span></text:p>
            <text:p text:style-name="P6"/>
            <text:p text:style-name="P6"><text:span text:style-name="T3">[Act 18:4 YLT] and he was reasoning</text:span><text:span text:style-name="T5"><text:s/>in the synagogue<text:s/></text:span><text:span text:style-name="T6">every</text:span><text:span text:style-name="T5"><text:s/>sabbath</text:span><text:span text:style-name="T3">, persuading both Jews and Greeks.</text:span></text:p>
            <text:p text:style-name="P6"/>
            <text:p text:style-name="P6"><text:span text:style-name="T3">This idea that even Paul forsook Torah and taught Gentiles to? It's not in Acts - it does come from Paul's epistles (as I've shown). Paul in Acts,<text:s/></text:span><text:span text:style-name="T2">guards Torah and teaches men so.</text:span></text:p>
            <text:p text:style-name="P6"/>
            <text:p text:style-name="P6"><text:span text:style-name="T3">This is why those returning to Torah, read Acts and can see a message that confirms their new found faith that we should guard Torah. Unfortunately they don't see through Balaam, through the wolf of Benjamin and cling to his poison.</text:span></text:p>
            <text:p text:style-name="P6"/>
            <text:p text:style-name="P6"><text:span text:style-name="T3">To believe Paul's epistles, that Yah is teaching Gentiles<text:s/></text:span><text:span text:style-name="T2">against</text:span><text:span text:style-name="T3"> Torah? Is to side with those coming against Paul in Acts.</text:span></text:p>
            <text:p text:style-name="P6"/>
            <text:p text:style-name="P6"><text:span text:style-name="T3">[Act 18:13 YLT] saying -- 'Against the law this one doth persuade men to worship God;'</text:span></text:p>
            <text:p text:style-name="P6"/>
            <text:p text:style-name="P6"><text:span text:style-name="T3">Those who<text:s/></text:span><text:span text:style-name="T2">agree</text:span><text:span text:style-name="T3"><text:s/>with the accusation here - that Paul teaches men to worship God contrary to Torah? You're assigning Paul a sentence of deserved death. (Deut 13:1-5) In Acts, how does Paul prove he doesn't deserve death, that he's not teaching against Torah?</text:span></text:p>
            <text:p text:style-name="P6"/>
            <text:p text:style-name="P6"><text:span text:style-name="T3">[Act 18:18 YLT] And Paul having remained yet a good many days, having taken leave of the brethren, was sailing to Syria -- and with him [are] Priscilla and Aquilas --<text:s/></text:span><text:span text:style-name="T5">having</text:span><text:span text:style-name="T6"><text:s/>shorn [his] head<text:s/></text:span><text:span text:style-name="T5">in Cenchera, for he had a vow;</text:span></text:p>
          </draw:text-box>
          <draw:glue-point draw:id="4" svg:x="0.50000000000pt" svg:y="0.50000000000pt" draw:align="center"/>
        </draw:frame>
        <anim:par presentation:node-type="timing-root">
          <anim:par smil:begin="page23.begin">
            <anim:transitionFilter smil:dur="2.00000000000" smil:type="barnDoorWipe" smil:subtype="diagonalBottomLeft"/>
          </anim:par>
        </anim:par>
        <presentation:notes>
          <draw:frame presentation:style-name="pr2" xml:id="shape-74" draw:id="shape-74" draw:layer="" svg:width="489.57000000000pt" svg:height="356.37000000000pt" svg:x="62.22000000000pt" svg:y="374.46000000000pt" presentation:class="notes">
            <draw:text-box>
              <text:p text:style-name="P6"/>
            </draw:text-box>
            <draw:glue-point draw:id="4" svg:x="0.50000000000pt" svg:y="0.50000000000pt" draw:align="center"/>
          </draw:frame>
          <draw:page-thumbnail draw:style-name="gr3" xml:id="shape-75" draw:id="shape-75" draw:layer="" svg:width="396.28000000000pt" svg:height="296.96000000000pt" svg:x="108.00000000000pt" svg:y="60.18000000000pt" presentation:class="page" draw:page-number="23"/>
        </presentation:notes>
      </draw:page>
      <draw:page draw:name="page24" draw:id="page24" xml:id="page24" draw:master-page-name="Default1" draw:style-name="dp15">
        <draw:layer-set>
          <draw:layer draw:name=""/>
        </draw:layer-set>
        <draw:frame draw:style-name="gr2" xml:id="shape-76" draw:id="shape-76" draw:layer="" svg:width="666.94617739045pt" svg:height="412.27769083178pt" svg:x="7.54550168090pt" svg:y="6.20254800811pt">
          <draw:text-box>
            <text:p text:style-name="P6"><text:span text:style-name="T3">[Act 18:18 YLT] And Paul having remained yet a good many days, having taken leave of the brethren, was sailing to Syria -- and with him [are] Priscilla and Aquilas --<text:s/></text:span><text:span text:style-name="T5">having</text:span><text:span text:style-name="T6"><text:s/>shorn [his] head<text:s/></text:span><text:span text:style-name="T5">in Cenchera, for he had a vow;</text:span></text:p>
            <text:p text:style-name="P6"/>
            <text:p text:style-name="P6">Compare this to Paul's words...</text:p>
            <text:p text:style-name="P6"/>
            <text:p text:style-name="P6">[1Co 11:14 YLT] doth not even nature itself teach you, that if a man indeed have long hair, a dishonour it is to him? (Paul's God - nature tells you that long hair is a sin?)</text:p>
            <text:p text:style-name="P6"/>
            <text:p text:style-name="P6">Christianity - the great delusion, doesn't understand what is going on in Acts 18:18. "Oh Paul is making a vow, okay." then they stop reading at the end of Acts 18, not even wanting to DIG DEEPER.</text:p>
            <text:p text:style-name="P6"/>
            <text:p text:style-name="P6">[Num 6:5 YLT] 'All days of the<text:s/><text:span text:style-name="T7">vow of his separation a razor doth not pass over his head</text:span>; till the fulness of the days which he doth separate to Jehovah he is holy; grown up hath the upper part of the hair of his head.</text:p>
            <text:p text:style-name="P6"/>
            <text:p text:style-name="P6">This is what Paul was entering into. The vow of the Nazarite - to let his hair be shorn, and then a razor DOTH NOT PASS OVER HIS HEAD. This is the same vow, Samson had, and the Prophet Samuel, who SCORNED the King whom Paul is named after. Paul in Acts? Observes Torah diligently, even performing the Nazarite vow, to let his<text:s/><text:span text:style-name="T2">hair grow long</text:span><text:span text:style-name="T3">. An act that he just told the Corinthians is<text:s/></text:span><text:span text:style-name="T2">a dishonor to him that does so.</text:span><text:span text:style-name="T3"><text:s/>Is it any wonder, the body in Acts was so confused about Paul and accused him of teaching men to worship God contrary (against) Torah?</text:span></text:p>
            <text:p text:style-name="P6"/>
            <text:p text:style-name="P6">When I started this journey to Torah, I believed Paul was for Torah. I prayed and fasted about it - a great deal. I didn't want to just throw out the words of Paul, because Yah revealed to me that Torah still mattered - and it was reading Acts that sealed it for me. I even was twisting my own mind, to make Romans fit Torah. However, those against Torah kept bringing passages from Galatians and Corinthians and even Romans against me, as if I was doing them great harm by telling them, Yah's Torah stands. - but isn't that we we're seeing here from Paul in Acts? Why would a man that taught against Torah, follow it to such a degree to enter into the Nazarite vow, when confronted that he's teaching against Torah?</text:p>
          </draw:text-box>
          <draw:glue-point draw:id="4" svg:x="0.50000000000pt" svg:y="0.50000000000pt" draw:align="center"/>
        </draw:frame>
        <presentation:notes>
          <draw:frame presentation:style-name="pr2" xml:id="shape-77" draw:id="shape-77" draw:layer="" svg:width="489.57000000000pt" svg:height="356.37000000000pt" svg:x="62.22000000000pt" svg:y="374.46000000000pt" presentation:class="notes">
            <draw:text-box>
              <text:p text:style-name="P6"/>
            </draw:text-box>
            <draw:glue-point draw:id="4" svg:x="0.50000000000pt" svg:y="0.50000000000pt" draw:align="center"/>
          </draw:frame>
          <draw:page-thumbnail draw:style-name="gr3" xml:id="shape-78" draw:id="shape-78" draw:layer="" svg:width="396.28000000000pt" svg:height="296.96000000000pt" svg:x="108.00000000000pt" svg:y="60.18000000000pt" presentation:class="page" draw:page-number="24"/>
        </presentation:notes>
      </draw:page>
      <draw:page draw:name="page25" draw:id="page25" xml:id="page25" draw:master-page-name="Default1" draw:style-name="dp3">
        <draw:layer-set>
          <draw:layer draw:name=""/>
        </draw:layer-set>
        <draw:frame draw:style-name="gr2" xml:id="shape-79" draw:id="shape-79" draw:layer="" svg:width="673.27613058298pt" svg:height="415.79433149430pt" svg:x="4.02886101838pt" svg:y="5.49921987560pt">
          <draw:text-box>
            <text:p text:style-name="P6">What could Paul possibly do to prove he wasn't against Torah? Make sure he keeps those feasts,<text:s/><text:span text:style-name="T2">after</text:span><text:span text:style-name="T3"> the ascension of Messiah - in fact years later, they were still attending temple services, performing all the things of the Torah, as commanded by Moses.</text:span></text:p>
            <text:p text:style-name="P6"/>
            <text:p text:style-name="P6"><text:span text:style-name="T14">[Act 20:6 YLT] and we sailed, after the</text:span><text:span text:style-name="T15"><text:s/>days of the unleavened food</text:span><text:span text:style-name="T14">, from Philippi, and came unto them to Troas in five days, where we abode seven days.</text:span></text:p>
            <text:p text:style-name="P6"/>
            <text:p text:style-name="P6"><text:span text:style-name="T3">This is Passover - unleavened bread, and even to the Corinthians - he commands;</text:span></text:p>
            <text:p text:style-name="P6"/>
            <text:p text:style-name="P6"><text:span text:style-name="T14">[1Co 5:7-8 KJV] Purge out therefore the old leaven, that ye may be a new lump, as ye are unleavened. For even Christ our passover is sacrificed for us:<text:s/></text:span><text:span text:style-name="T15">Therefore let us keep the feast</text:span><text:span text:style-name="T14">, not with old leaven, neither with the leaven of malice and wickedness; but with the unleavened [bread] of sincerity and truth.</text:span></text:p>
            <text:p text:style-name="P6"/>
            <text:p text:style-name="P6"><text:span text:style-name="T3">Let us<text:s/></text:span><text:span text:style-name="T2">keep the feast</text:span><text:span text:style-name="T3">? Paul - even though he was the man of sin, the great delusion, STILL TAUGHT YOU SHOULD KEEP THE FEASTS. This is why I had so much trouble shaking Paul off of my tree of righteousness. How can I say, he is against Yah, and His torah - when he's telling me to<text:s/></text:span><text:span text:style-name="T2">GUARD THE FEASTS?</text:span><text:span text:style-name="T3"><text:s/>He himself kept the Sabbaths, the days of unleavened bread! He was in the middle of his nazarite vow and wanted to get to Jerusalem;</text:span></text:p>
            <text:p text:style-name="P6"/>
            <text:p text:style-name="P6"><text:span text:style-name="T14">[Act 20:16 YLT] for Paul decided to sail past Ephesus, that there may not be to him a loss of time in Asia, for he hasted, if</text:span><text:span text:style-name="T15"><text:s/>it were possible for him, on the day of the Pentecost (fifty days) to be at Jerusalem</text:span><text:span text:style-name="T14">.<text:s/></text:span></text:p>
            <text:p text:style-name="P6"/>
            <text:p text:style-name="P6"><text:span text:style-name="T3">This is one of the feasts declared in Leviticus 23, and Paul seems dedicated to<text:s/></text:span><text:span text:style-name="T2">keeping it as well.</text:span></text:p>
            <text:p text:style-name="P6"/>
            <text:p text:style-name="P6"><text:span text:style-name="T14">[Lev 23:15-19 YLT] 'And ye have numbered to you from the morrow of the sabbath, from the day of your bringing in the sheaf of the wave-offering:<text:s/></text:span><text:span text:style-name="T15">they are seven perfect sabbaths; unto the morrow of the seventh sabbath ye do number fifty days</text:span><text:span text:style-name="T14">, and ye have brought near a new present to Jehovah; out of your dwellings ye bring in bread of a wave-offering, two [loaves], of two tenth deals of flour they are, [with] yeast they are baken, first-[fruits] to Jehovah. 'And ye have brought near, besides the bread, seven lambs, perfect ones, sons of a year, and one bullock, a son of the herd, and two rams; they are a burnt-offering to Jehovah, with their present and their libations, a fire-offering of sweet fragrance to Jehovah. 'And<text:s/></text:span><text:span text:style-name="T15">ye have prepared one kid of the goats for a sin-offering</text:span><text:span text:style-name="T14">, and two lambs, sons of a year, for a sacrifice of peace-offerings,</text:span></text:p>
          </draw:text-box>
          <draw:glue-point draw:id="4" svg:x="0.50000000000pt" svg:y="0.50000000000pt" draw:align="center"/>
        </draw:frame>
        <anim:par presentation:node-type="timing-root">
          <anim:par smil:begin="page25.begin">
            <anim:transitionFilter smil:dur="2.00000000000" smil:type="barnVeeWipe" smil:subtype="top"/>
          </anim:par>
        </anim:par>
        <presentation:notes>
          <draw:frame presentation:style-name="pr2" xml:id="shape-80" draw:id="shape-80" draw:layer="" svg:width="489.57000000000pt" svg:height="356.37000000000pt" svg:x="62.22000000000pt" svg:y="374.46000000000pt" presentation:class="notes">
            <draw:text-box>
              <text:p text:style-name="P6"/>
            </draw:text-box>
            <draw:glue-point draw:id="4" svg:x="0.50000000000pt" svg:y="0.50000000000pt" draw:align="center"/>
          </draw:frame>
          <draw:page-thumbnail draw:style-name="gr3" xml:id="shape-81" draw:id="shape-81" draw:layer="" svg:width="396.28000000000pt" svg:height="296.96000000000pt" svg:x="108.00000000000pt" svg:y="60.18000000000pt" presentation:class="page" draw:page-number="25"/>
        </presentation:notes>
      </draw:page>
      <draw:page draw:name="page26" draw:id="page26" xml:id="page26" draw:master-page-name="Default1" draw:style-name="dp17">
        <draw:layer-set>
          <draw:layer draw:name=""/>
        </draw:layer-set>
        <draw:frame draw:style-name="gr2" xml:id="shape-82" draw:id="shape-82" draw:layer="" svg:width="666.94617739045pt" svg:height="415.79433149430pt" svg:x="8.24882981340pt" svg:y="4.09256361059pt">
          <draw:text-box>
            <text:p text:style-name="P6">There's no evidence that the early believers<text:s/><text:span text:style-name="T2">stopped performing any of Torah because of Messiah.</text:span><text:span text:style-name="T3"> Not even Paul, the Christian liar - who is used to defend lawlessness (and it is what he teaches), actually<text:s/></text:span><text:span text:style-name="T2">guards</text:span><text:span text:style-name="T3"><text:s/>all the commandments within Acts. Yes, he would have even brought a<text:s/></text:span><text:span text:style-name="T2">sin offering</text:span><text:span text:style-name="T3"><text:s/>to the temple during pentecost.</text:span></text:p>
            <text:p text:style-name="P6"/>
            <text:p text:style-name="P6"><text:span text:style-name="T3">What happens in Jerusalem?</text:span></text:p>
            <text:p text:style-name="P6"/>
            <text:p text:style-name="P6"><text:span text:style-name="T3">Again<text:s/></text:span><text:span text:style-name="T2">believers</text:span><text:span text:style-name="T3"><text:s/>(likely in Messiah and those who don't believe, these are Hebrews) challenge Paul on his teachings.</text:span></text:p>
            <text:p text:style-name="P6"/>
            <text:p text:style-name="P6"><text:span text:style-name="T3">[Act 21:19-21 YLT] and having saluted them, he was declaring, one by one, each of the things God did among the nations through his ministration, and they having heard, were glorifying the Lord. They said also to him, 'Thou seest, brother, how many myriads there are of Jews who have believed, and all are zealous of the law, and they are instructed concerning thee, that apostacy from Moses thou dost teach to all Jews among the nations, saying --<text:s/></text:span><text:span text:style-name="T5">Not to circumcise the children</text:span><text:span text:style-name="T3">, nor after the customs to walk;</text:span></text:p>
            <text:p text:style-name="P6"/>
            <text:p text:style-name="P6"><text:span text:style-name="T3">Until last September, I believed this was a false accusation - that Paul was teaching people to circumcise their children - he wouldn't go against Yah or his Torah.</text:span></text:p>
            <text:p text:style-name="P6"/>
            <text:p text:style-name="P6"><text:span text:style-name="T3">Then the scales of Paul fell from my eyes.</text:span></text:p>
            <text:p text:style-name="P6"/>
            <text:p text:style-name="P6"><text:span text:style-name="T3">[Gal 5:6, 11-12 YLT] for in Christ Jesus neither circumcision availeth anything, nor uncircumcision, but faith through love working. ... And I, brethren, if uncircumcision I yet preach, why yet am I persecuted? then hath the stumbling-block of the cross been done away; O that even they would cut themselves off who are unsettling you!</text:span></text:p>
            <text:p text:style-name="P6"/>
            <text:p text:style-name="P6"><text:span text:style-name="T3">Paul admits to preaching UNCIRCUMCISION, that it's not necessary to circumcise the children. This is a clear violation of Torah, and if true - Paul would be charged with death. (Deut 13:1-5) What happens next, I've talked about before in different contexts - but I'm going to address it again. To show how the cover story for Paul begins to fall apart, even in Acts.</text:span></text:p>
          </draw:text-box>
          <draw:glue-point draw:id="4" svg:x="0.50000000000pt" svg:y="0.50000000000pt" draw:align="center"/>
        </draw:frame>
        <anim:par presentation:node-type="timing-root">
          <anim:par smil:begin="page26.begin">
            <anim:transitionFilter smil:dur="2.00000000000" smil:type="RoundRect" smil:subtype="horizontal"/>
          </anim:par>
        </anim:par>
        <presentation:notes>
          <draw:frame presentation:style-name="pr2" xml:id="shape-83" draw:id="shape-83" draw:layer="" svg:width="489.57000000000pt" svg:height="356.37000000000pt" svg:x="62.22000000000pt" svg:y="374.46000000000pt" presentation:class="notes">
            <draw:text-box>
              <text:p text:style-name="P6"/>
            </draw:text-box>
            <draw:glue-point draw:id="4" svg:x="0.50000000000pt" svg:y="0.50000000000pt" draw:align="center"/>
          </draw:frame>
          <draw:page-thumbnail draw:style-name="gr3" xml:id="shape-84" draw:id="shape-84" draw:layer="" svg:width="396.28000000000pt" svg:height="296.96000000000pt" svg:x="108.00000000000pt" svg:y="60.18000000000pt" presentation:class="page" draw:page-number="26"/>
        </presentation:notes>
      </draw:page>
      <draw:page draw:name="page27" draw:id="page27" xml:id="page27" draw:master-page-name="Default1" draw:style-name="dp10">
        <draw:layer-set>
          <draw:layer draw:name=""/>
        </draw:layer-set>
        <draw:frame draw:style-name="gr2" xml:id="shape-85" draw:id="shape-85" draw:layer="" svg:width="669.75948992046pt" svg:height="415.09100336180pt" svg:x="5.43551728339pt" svg:y="5.49921987560pt">
          <draw:text-box>
            <text:p text:style-name="P6">[Act 21:26 YLT] Then Paul,<text:s/><text:span text:style-name="T7">having taken the men</text:span>, on the following day, with them having purified himself, was entering into the temple,<text:s/><text:span text:style-name="T7">announcing the fulfilment of the days of the purification</text:span>,<text:s/><text:span text:style-name="T7">till the offering was offered for each one of them.</text:span></text:p>
            <text:p text:style-name="P6"/>
            <text:p text:style-name="P6"><text:span text:style-name="T10">This verse<text:s/></text:span><text:span text:style-name="T11">proves</text:span><text:span text:style-name="T9"><text:s/>the Jews still made offerings at the temple, through the Levitical Priesthood. Paul clearly believed these were valid - or else he would not be recorded doing them. This is probably about 14 - 20 years after the ascension. The type of offering for completion of the Nazarite vow is detailed in Numbers 6.</text:span></text:p>
            <text:p text:style-name="P6"/>
            <text:p text:style-name="P6">The<text:s/><text:span text:style-name="T2">problem is</text:span><text:span text:style-name="T3"><text:s/>the men with Paul were not all circumcised.</text:span></text:p>
            <text:p text:style-name="P6"/>
            <text:p text:style-name="P6"><text:span text:style-name="T3">[Act 21:27-28 YLT] And, as the seven days were about to be fully ended, the Jews from Asia having beheld him in the temple, were stirring up all the multitude, and they laid hands upon him, crying out, 'Men, Israelites, help!</text:span><text:span text:style-name="T5"><text:s/>this is the man who, against the people, and the law, and this place, all everywhere is teaching; and further, also, Greeks he brought into the temple, and hath defiled this holy place;'</text:span></text:p>
            <text:p text:style-name="P6"/>
            <text:p text:style-name="P6"><text:span text:style-name="T9">I'll say this again - as I think this is an important point if you're still under the Paul delusion. To say Paul was against Torah in ANY WAY (Sabbath, clean foods, etc) is to SIDE with his accusers here, and say Paul deserved death.</text:span></text:p>
            <text:p text:style-name="P6"/>
            <text:p text:style-name="P6"><text:span text:style-name="T9">I've come to see, from reading his epistles, reading historical documents, and praying and fasting over this - Paul did teach men everywhere to worship God contrary to Torah. Paul did defile that holy place, bringning uncircumcised men into the premises.</text:span></text:p>
            <text:p text:style-name="P6"/>
            <text:p text:style-name="P6"><text:span text:style-name="T9">[Eze 44:9 YLT] 'Thus said Jehovah: No son of a stranger,<text:s/></text:span><text:span text:style-name="T5">uncircumcised of heart, and uncircumcised of flesh</text:span><text:span text:style-name="T9">, cometh in unto My sanctuary, even any son of a stranger, who [is] in the midst of the sons of Israel,</text:span></text:p>
            <text:p text:style-name="P6"/>
            <text:p text:style-name="P6"><text:span text:style-name="T9">Paul stood in the temple of God, believing he<text:s/></text:span><text:span text:style-name="T11">was God</text:span><text:span text:style-name="T9"><text:s/>and defiled the temple. He taught men to forsake Torah, becoming a stumbling block and placing them under the curses for breaking Torah.</text:span></text:p>
          </draw:text-box>
          <draw:glue-point draw:id="4" svg:x="0.50000000000pt" svg:y="0.50000000000pt" draw:align="center"/>
        </draw:frame>
        <anim:par presentation:node-type="timing-root">
          <anim:par smil:begin="page27.begin">
            <anim:transitionFilter smil:dur="2.00000000000" smil:type="doubleFanWipe" smil:subtype="fanInHorizontal"/>
          </anim:par>
        </anim:par>
        <presentation:notes>
          <draw:frame presentation:style-name="pr2" xml:id="shape-86" draw:id="shape-86" draw:layer="" svg:width="489.57000000000pt" svg:height="356.37000000000pt" svg:x="62.22000000000pt" svg:y="374.46000000000pt" presentation:class="notes">
            <draw:text-box>
              <text:p text:style-name="P6"/>
            </draw:text-box>
            <draw:glue-point draw:id="4" svg:x="0.50000000000pt" svg:y="0.50000000000pt" draw:align="center"/>
          </draw:frame>
          <draw:page-thumbnail draw:style-name="gr3" xml:id="shape-87" draw:id="shape-87" draw:layer="" svg:width="396.28000000000pt" svg:height="296.96000000000pt" svg:x="108.00000000000pt" svg:y="60.18000000000pt" presentation:class="page" draw:page-number="27"/>
        </presentation:notes>
      </draw:page>
      <draw:page draw:name="page28" draw:id="page28" xml:id="page28" draw:master-page-name="Default1" draw:style-name="dp3">
        <draw:layer-set>
          <draw:layer draw:name=""/>
        </draw:layer-set>
        <draw:frame draw:style-name="gr2" xml:id="shape-88" draw:id="shape-88" draw:layer="" svg:width="663.42953672793pt" svg:height="405.94773763924pt" svg:x="8.24882981340pt" svg:y="11.12584493563pt">
          <draw:text-box>
            <text:p text:style-name="P6">What now?</text:p>
            <text:p text:style-name="P6"/>
            <text:p text:style-name="P6">Now that you (I pray) can see through Paul - what do you do?</text:p>
            <text:p text:style-name="P6"/>
            <text:p text:style-name="P6">[Jos 1:6-9 KJV] Be strong and of a good courage: for unto this people shalt thou divide for an inheritance the land, which I sware unto their fathers to give them. Only be thou strong and very courageous, that thou<text:s/><text:span text:style-name="T7">mayest observe to do according to all the law, which Moses my servant commanded thee: turn not from it [to] the right hand or [to] the left</text:span>, that thou mayest prosper whithersoever thou goest.<text:s/><text:span text:style-name="T7">This book of the law shall not depart out of thy mouth</text:span>; but<text:s/><text:span text:style-name="T7">thou shalt meditate therein day and night</text:span>, that thou mayest observe to do according to all that is written therein: for then thou shalt make thy way prosperous, and then thou shalt have good success. Have not I commanded thee? Be strong and of a good courage; be not afraid, neither be thou dismayed: for Yah thy God [is] with thee whithersoever thou goest.</text:p>
            <text:p text:style-name="P6"/>
            <text:p text:style-name="P6">[Psa 1:1-6 KJV] Blessed [is] the man that walketh not in the counsel of the ungodly, nor standeth in the way of sinners, nor sitteth in the seat of the scornful. But his delight [is] in the law of Yah; and in<text:s/><text:span text:style-name="T7">his law doth he meditate day and night</text:span>. <text:s/>And he shall be like a tree planted by the rivers of water, that bringeth forth his fruit in his season; his leaf also shall not wither; and whatsoever he doeth shall prosper. The ungodly [are] not so: but [are] like the chaff which the wind driveth away. Therefore the ungodly shall not stand in the judgment, nor sinners in the congregation of the righteous. For the LORD knoweth the way of the righteous: but the way of the ungodly shall perish.</text:p>
            <text:p text:style-name="P6"/>
            <text:p text:style-name="P6">If we don't want to be among the "ungodly", the TARES, the CHAFF - we need to meditate on His law day and night - and make sure it's written to our heart, our mind - so we do it.</text:p>
            <text:p text:style-name="P6"/>
            <text:p text:style-name="P6"><text:span text:style-name="T16">[Deu 6:4-9 KJV] Hear, O Israel: Yah our God [is] one YAH:And thou shalt love Yah thy God with all thine heart, and with all thy soul, and with all thy might. And these words, which I command thee this day, shall be in thine heart: And thou shalt teach them diligently unto thy children, and shalt talk of them when thou sittest in thine house, and when thou walkest by the way, and when thou liest down, and when thou risest up. And thou shalt bind them for a sign upon thine hand, and they shall be as frontlets between thine eyes. And thou shalt write them upon the posts of thy house, and on thy gates.</text:span></text:p>
          </draw:text-box>
          <draw:glue-point draw:id="4" svg:x="0.50000000000pt" svg:y="0.50000000000pt" draw:align="center"/>
        </draw:frame>
        <anim:par presentation:node-type="timing-root">
          <anim:par smil:begin="page28.begin">
            <anim:transitionFilter smil:dur="2.00000000000" smil:type="barnVeeWipe" smil:subtype="top"/>
          </anim:par>
        </anim:par>
        <presentation:notes>
          <draw:frame presentation:style-name="pr2" xml:id="shape-89" draw:id="shape-89" draw:layer="" svg:width="489.57000000000pt" svg:height="356.37000000000pt" svg:x="62.22000000000pt" svg:y="374.46000000000pt" presentation:class="notes">
            <draw:text-box>
              <text:p text:style-name="P6"/>
            </draw:text-box>
            <draw:glue-point draw:id="4" svg:x="0.50000000000pt" svg:y="0.50000000000pt" draw:align="center"/>
          </draw:frame>
          <draw:page-thumbnail draw:style-name="gr3" xml:id="shape-90" draw:id="shape-90" draw:layer="" svg:width="396.28000000000pt" svg:height="296.96000000000pt" svg:x="108.00000000000pt" svg:y="60.18000000000pt" presentation:class="page" draw:page-number="28"/>
        </presentation:notes>
      </draw:page>
      <presentation:settings/>
    </office:presentation>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styles>
    <style:default-style style:family="paragraph">
      <style:text-properties fo:font-family="Sans Serif" fo:font-size="12.000000000000000pt"/>
    </style:default-style>
    <style:style style:name="Contents_205" style:display-name="Contents 5" style:family="paragraph">
      <style:paragraph-properties fo:margin-left="32.000000000000000pt"/>
    </style:style>
    <style:style style:name="Standard" style:display-name="Standard" style:family="paragraph">
      <style:paragraph-properties fo:background-color="transparent" fo:line-height="100%" fo:margin="0.000000000000000pt" fo:text-align="start" fo:text-indent="0.000000000000000pt"/>
      <style:text-properties fo:background-color="transparent" fo:color="#000000" fo:country="US" fo:font-family="Nimbus Roman No9 l [Urw]" fo:font-size="20.000000000000000pt" fo:font-variant="normal" fo:font-weight="normal" fo:language="en" fo:text-transform="none" style:text-line-through-style="none" style:text-line-through-type="none" style:text-line-through-width="auto" style:text-underline-mode="continuous" style:text-underline-style="none" style:text-underline-type="none" style:text-underline-width="auto"/>
    </style:style>
    <style:style style:name="Contents_206" style:display-name="Contents 6" style:family="paragraph">
      <style:paragraph-properties fo:margin-left="40.000000000000000pt"/>
    </style:style>
    <style:style style:name="A1" style:display-name="A1" style:family="paragraph">
      <style:text-properties fo:font-family="Sans Serif" fo:font-size="12.000000000000000pt"/>
    </style:style>
    <style:style style:name="Contents_203" style:display-name="Contents 3" style:family="paragraph">
      <style:paragraph-properties fo:margin-left="16.000000000000000pt"/>
    </style:style>
    <style:style style:name="Contents_204" style:display-name="Contents 4" style:family="paragraph">
      <style:paragraph-properties fo:margin-left="24.000000000000000pt"/>
    </style:style>
    <style:style style:name="Contents_201" style:display-name="Contents 1" style:family="paragraph">
      <style:paragraph-properties fo:margin-left="0.000000000000000pt"/>
    </style:style>
    <style:style style:name="Contents_202" style:display-name="Contents 2" style:family="paragraph">
      <style:paragraph-properties fo:margin-left="8.000000000000000pt"/>
    </style:style>
    <style:style style:name="Footnote" style:display-name="Footnote" style:family="paragraph" style:next-style-name=""/>
    <style:style style:name="Endnote" style:display-name="Endnote" style:family="paragraph" style:next-style-name=""/>
    <style:style style:name="Bibliography_20custom4" style:display-name="Bibliography custom4" style:family="paragraph"/>
    <style:style style:name="Bibliography_20custom5" style:display-name="Bibliography custom5" style:family="paragraph"/>
    <style:style style:name="Bibliography_20custom2" style:display-name="Bibliography custom2" style:family="paragraph"/>
    <style:style style:name="Bibliography_20custom3" style:display-name="Bibliography custom3" style:family="paragraph"/>
    <style:style style:name="Bibliography_20www" style:display-name="Bibliography www" style:family="paragraph"/>
    <style:style style:name="Bibliography_20custom1" style:display-name="Bibliography custom1" style:family="paragraph"/>
    <style:style style:name="Bibliography_20techreport" style:display-name="Bibliography techreport" style:family="paragraph"/>
    <style:style style:name="Bibliography_20unpublished" style:display-name="Bibliography unpublished" style:family="paragraph"/>
    <style:style style:name="Bibliography_20phdthesis" style:display-name="Bibliography phdthesis" style:family="paragraph"/>
    <style:style style:name="Bibliography_20proceedings" style:display-name="Bibliography proceedings" style:family="paragraph"/>
    <style:style style:name="Bibliography_20mastersthesis" style:display-name="Bibliography mastersthesis" style:family="paragraph"/>
    <style:style style:name="Bibliography_20misc" style:display-name="Bibliography misc" style:family="paragraph"/>
    <style:style style:name="Bibliography_20journal" style:display-name="Bibliography journal" style:family="paragraph"/>
    <style:style style:name="Bibliography_20manual" style:display-name="Bibliography manual" style:family="paragraph"/>
    <style:style style:name="Bibliography_20incollection" style:display-name="Bibliography incollection" style:family="paragraph"/>
    <style:style style:name="Bibliography_20inproceedings" style:display-name="Bibliography inproceedings" style:family="paragraph"/>
    <style:style style:name="Bibliography_20email" style:display-name="Bibliography email" style:family="paragraph"/>
    <style:style style:name="Bibliography_20inbook" style:display-name="Bibliography inbook" style:family="paragraph"/>
    <style:style style:name="Bibliography_20booklet" style:display-name="Bibliography booklet" style:family="paragraph"/>
    <style:style style:name="Bibliography_20conference" style:display-name="Bibliography conference" style:family="paragraph"/>
    <style:style style:name="Bibliography_20article" style:display-name="Bibliography article" style:family="paragraph"/>
    <style:style style:name="Bibliography_20book" style:display-name="Bibliography book" style:family="paragraph"/>
    <style:style style:name="Contents_209" style:display-name="Contents 9" style:family="paragraph">
      <style:paragraph-properties fo:margin-left="64.000000000000000pt"/>
    </style:style>
    <style:style style:name="Contents_2010" style:display-name="Contents 10" style:family="paragraph">
      <style:paragraph-properties fo:margin-left="72.000000000000000pt"/>
    </style:style>
    <style:style style:name="Contents_207" style:display-name="Contents 7" style:family="paragraph">
      <style:paragraph-properties fo:margin-left="48.000000000000000pt"/>
    </style:style>
    <style:style style:name="Contents_208" style:display-name="Contents 8" style:family="paragraph">
      <style:paragraph-properties fo:margin-left="56.000000000000000pt"/>
    </style:style>
    <style:style style:name="Endnote_20anchor" style:display-name="Endnote anchor" style:family="text">
      <style:text-properties style:text-position="super"/>
    </style:style>
    <style:style style:name="Endnote_20Symbol" style:display-name="Endnote Symbol" style:family="text"/>
    <style:style style:name="Footnote_20anchor" style:display-name="Footnote anchor" style:family="text">
      <style:text-properties style:text-position="super"/>
    </style:style>
    <style:style style:name="Footnote_20Symbol" style:display-name="Footnote Symbol" style:family="text"/>
    <draw:fill-image draw:name="picture1" xlink:actuate="onLoad" xlink:href="Pictures/image1.png" xlink:show="embed" xlink:type="simple"/>
    <style:presentation-page-layout style:name="pl1" style:display-name="AL4T19">
      <presentation:placeholder presentation:object="title" svg:x="5%" svg:y="4%" svg:width="90%" svg:height="16%"/>
    </style:presentation-page-layout>
    <style:presentation-page-layout style:name="pl2" style:display-name="AL2T1">
      <presentation:placeholder presentation:object="title" svg:x="5%" svg:y="4%" svg:width="90%" svg:height="16%"/>
      <presentation:placeholder presentation:object="outline" svg:x="5%" svg:y="23%" svg:width="90%" svg:height="64%"/>
    </style:presentation-page-layout>
    <style:presentation-page-layout style:name="pl3" style:display-name="AL1T0">
      <presentation:placeholder presentation:object="title" svg:x="5%" svg:y="4%" svg:width="90%" svg:height="16%"/>
      <presentation:placeholder presentation:object="subtitle" svg:x="5%" svg:y="23%" svg:width="90%" svg:height="64%"/>
    </style:presentation-page-layout>
    <style:presentation-page-layout style:name="pl4" style:display-name="AL7T7">
      <presentation:placeholder presentation:object="title" svg:x="5%" svg:y="4%" svg:width="90%" svg:height="16%"/>
      <presentation:placeholder presentation:object="chart" svg:x="5%" svg:y="23%" svg:width="44%" svg:height="64%"/>
      <presentation:placeholder presentation:object="outline" svg:x="51%" svg:y="23%" svg:width="44%" svg:height="64%"/>
    </style:presentation-page-layout>
    <style:presentation-page-layout style:name="pl5" style:display-name="AL8T4">
      <presentation:placeholder presentation:object="title" svg:x="5%" svg:y="4%" svg:width="90%" svg:height="16%"/>
      <presentation:placeholder presentation:object="outline" svg:x="5%" svg:y="23%" svg:width="44%" svg:height="64%"/>
      <presentation:placeholder presentation:object="chart" svg:x="51%" svg:y="23%" svg:width="44%" svg:height="64%"/>
    </style:presentation-page-layout>
    <style:presentation-page-layout style:name="pl6" style:display-name="AL5T9">
      <presentation:placeholder presentation:object="title" svg:x="5%" svg:y="4%" svg:width="90%" svg:height="16%"/>
      <presentation:placeholder presentation:object="graphic" svg:x="5%" svg:y="23%" svg:width="44%" svg:height="64%"/>
      <presentation:placeholder presentation:object="outline" svg:x="51%" svg:y="23%" svg:width="44%" svg:height="64%"/>
    </style:presentation-page-layout>
    <style:presentation-page-layout style:name="pl7" style:display-name="AL6T6">
      <presentation:placeholder presentation:object="title" svg:x="5%" svg:y="4%" svg:width="90%" svg:height="16%"/>
      <presentation:placeholder presentation:object="outline" svg:x="5%" svg:y="23%" svg:width="44%" svg:height="64%"/>
      <presentation:placeholder presentation:object="graphic" svg:x="51%" svg:y="23%" svg:width="44%" svg:height="64%"/>
    </style:presentation-page-layout>
    <style:presentation-page-layout style:name="pl8" style:display-name="AL3T3">
      <presentation:placeholder presentation:object="title" svg:x="5%" svg:y="4%" svg:width="90%" svg:height="16%"/>
      <presentation:placeholder presentation:object="outline" svg:x="5%" svg:y="23%" svg:width="44%" svg:height="64%"/>
      <presentation:placeholder presentation:object="outline" svg:x="51%" svg:y="23%" svg:width="44%" svg:height="64%"/>
    </style:presentation-page-layout>
    <text:notes-configuration text:note-class="footnote" text:citation-style-name="Footnote_20_Symbol" text:citation-body-style-name="Footnote_20_anchor" text:default-style-name="Footnote" text:start-value="1" style:num-format="1" text:start-numbering-at="document" text:footnotes-position="page"/>
    <text:notes-configuration text:note-class="endnote" text:citation-style-name="Endnote_20_Symbol" text:citation-body-style-name="Endnote_20_anchor" text:default-style-name="Endnote" text:start-value="1" style:num-format="i" text:start-numbering-at="document" text:footnotes-position="page"/>
    <text:bibliography-configuration text:prefix="[" text:suffix="]" text:numbered-entries="false" text:sort-by-position="true"/>
  </office:styles>
  <office:automatic-styles>
    <style:style style:name="P1" style:family="paragraph">
      <style:paragraph-properties fo:text-align="center"/>
      <style:text-properties fo:color="#000000" fo:font-family="Nimbus Sans L" fo:font-size="44.000000000000000pt" fo:font-style="normal" fo:font-weight="normal" fo:text-shadow="none" style:font-family-generic="roman" style:font-pitch="variable" style:font-relief="none" style:letter-kerning="true" style:text-emphasize="none" style:text-line-through-style="none" style:text-line-through-type="none" style:text-outline="false" style:text-underline-style="none" style:text-underline-type="none"/>
    </style:style>
    <style:style style:name="P2" style:family="paragraph">
      <style:text-properties fo:color="#000000" fo:font-family="Nimbus Sans L" fo:font-size="32.000000000000000pt" fo:font-style="normal" fo:font-weight="normal" fo:text-shadow="none" style:font-family-generic="roman" style:font-pitch="variable" style:font-relief="none" style:letter-kerning="true" style:text-emphasize="none" style:text-line-through-style="none" style:text-line-through-type="none" style:text-outline="false" style:text-underline-style="none" style:text-underline-type="none"/>
    </style:style>
    <style:style style:name="P3" style:family="paragraph">
      <style:text-properties fo:color="#000000"/>
    </style:style>
    <style:style style:name="gr1" style:family="graphic">
      <style:graphic-properties draw:fill="none" draw:stroke="none" fo:margin="0.000000000000000pt" style:wrap="biggest" style:wrap-contour="false" style:wrap-dynamic-threshold="0.000000000000000pt"/>
    </style:style>
    <style:style style:name="dp1" style:family="drawing-page">
      <style:drawing-page-properties draw:fill="solid" draw:fill-color="#ffffff"/>
    </style:style>
    <style:page-layout style:name="pm1" style:page-usage="all">
      <style:page-layout-properties calligra:specialborder-bottom="none" calligra:specialborder-left="none" calligra:specialborder-right="none" calligra:specialborder-top="none" fo:border="0pt none #000000" fo:margin="0.000000000000000pt" fo:padding="0.000000000000000pt" fo:page-height="425.000000000000000pt" fo:page-width="680.000000000000000pt" style:print-orientation="portrait"/>
    </style:page-layout>
  </office:automatic-styles>
  <office:master-styles>
    <style:master-page style:name="Default1" draw:style-name="dp1" style:display-name="Standard" style:page-layout-name="pm1">
      <draw:layer-set>
        <draw:layer draw:name=""/>
      </draw:layer-set>
      <draw:frame draw:style-name="gr1" xml:id="shape-1" draw:id="shape-1" draw:layer="" svg:width="612.00000000000pt" svg:height="68.00000000000pt" svg:x="34.00000000000pt" svg:y="17.00000000000pt" presentation:class="title" presentation:placeholder="true" draw:text-style-name="P1">
        <draw:text-box/>
        <draw:glue-point draw:id="4" svg:x="0.50000000000pt" svg:y="0.50000000000pt" draw:align="center"/>
        <draw:glue-point draw:id="5" svg:x="0.50000000000pt" svg:y="0.50000000000pt" draw:align="center"/>
      </draw:frame>
      <draw:frame draw:style-name="gr1" xml:id="shape-2" draw:id="shape-2" draw:layer="" svg:width="612.00000000000pt" svg:height="272.00000000000pt" svg:x="34.00000000000pt" svg:y="97.75000000000pt" presentation:class="outline" presentation:placeholder="true" draw:text-style-name="P2">
        <draw:text-box/>
        <draw:glue-point draw:id="4" svg:x="0.50000000000pt" svg:y="0.50000000000pt" draw:align="center"/>
        <draw:glue-point draw:id="5" svg:x="0.50000000000pt" svg:y="0.50000000000pt" draw:align="center"/>
      </draw:frame>
    </style:master-page>
    <style:master-page style:name="Default2" draw:style-name="dp1" style:display-name="Standard" style:page-layout-name="pm1">
      <draw:layer-set>
        <draw:layer draw:name=""/>
      </draw:layer-set>
      <draw:frame draw:style-name="gr1" xml:id="shape-3" draw:id="shape-3" draw:layer="" svg:width="612.00000000000pt" svg:height="68.00000000000pt" svg:x="34.00000000000pt" svg:y="17.00000000000pt" presentation:class="title" presentation:placeholder="true" draw:text-style-name="P3">
        <draw:text-box/>
        <draw:glue-point draw:id="4" svg:x="0.50000000000pt" svg:y="0.50000000000pt" draw:align="center"/>
        <draw:glue-point draw:id="5" svg:x="0.50000000000pt" svg:y="0.50000000000pt" draw:align="center"/>
      </draw:frame>
      <draw:frame draw:style-name="gr1" xml:id="shape-4" draw:id="shape-4" draw:layer="" svg:width="612.00000000000pt" svg:height="272.00000000000pt" svg:x="34.00000000000pt" svg:y="97.75000000000pt" presentation:class="outline" presentation:placeholder="true" draw:text-style-name="P3">
        <draw:text-box/>
        <draw:glue-point draw:id="4" svg:x="0.50000000000pt" svg:y="0.50000000000pt" draw:align="center"/>
        <draw:glue-point draw:id="5" svg:x="0.50000000000pt" svg:y="0.50000000000pt" draw:align="center"/>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Calligra/3.2.1</meta:generator>
    <dc:title/>
    <meta:initial-creator>Unknown</meta:initial-creator>
    <meta:editing-cycles>41</meta:editing-cycles>
    <dc:date>2021-02-18T12:21:35</dc:date>
    <meta:creation-date>2014-06-27T11:27:17</meta:creation-date>
    <dc:creator>Morris Buel</dc:creator>
  </office:meta>
</office:document-meta>
</file>